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7D00000060A5B23EDE9.jpg" manifest:media-type="image/jpeg"/>
  <manifest:file-entry manifest:full-path="Pictures/100000010000041D000001DBA3F1EC88.png" manifest:media-type="image/png"/>
  <manifest:file-entry manifest:full-path="Pictures/10001A070000819B00003A65C265522D.svg" manifest:media-type="image/svg+xml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0e6ff" draw:textarea-horizontal-align="justify" draw:textarea-vertical-align="middle" draw:auto-grow-height="false" fo:min-height="2.358cm" fo:min-width="2.708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0e6ff" draw:textarea-horizontal-align="justify" draw:textarea-vertical-align="middle" draw:auto-grow-height="false" fo:min-height="2.458cm" fo:min-width="2.80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marker-end="Arrow_20_concave" draw:marker-end-width="0.3cm" draw:textarea-vertical-align="middle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2.1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1.05cm" fo:min-width="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marker-end="Arrow_20_concave" draw:textarea-vertical-align="middle" loext:decorative="false"/>
    </style:style>
    <style:style style:name="gr9" style:family="graphic" style:parent-style-name="standard">
      <style:graphic-properties draw:stroke="solid" svg:stroke-color="#999999" draw:fill-color="#f0e6ff" draw:textarea-horizontal-align="justify" draw:textarea-vertical-align="middle" draw:auto-grow-height="false" fo:min-height="1.05cm" fo:min-width="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0.55cm" fo:min-width="1.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0.5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999999" draw:fill-color="#ffe1ff" draw:textarea-horizontal-align="justify" draw:textarea-vertical-align="middle" draw:auto-grow-height="false" fo:min-height="0.55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color="#999999" draw:fill-color="#ccffcc" draw:textarea-horizontal-align="justify" draw:textarea-vertical-align="middle" draw:auto-grow-height="false" fo:min-height="0.55cm" fo:min-width="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ccffcc" draw:textarea-horizontal-align="justify" draw:textarea-vertical-align="middle" draw:auto-grow-height="false" fo:min-height="0.45cm" fo:min-width="5.75cm" loext:decorative="false"/>
    </style:style>
    <style:style style:name="gr15" style:family="graphic" style:parent-style-name="standard">
      <style:graphic-properties draw:stroke="none" draw:fill-color="#f0e6ff" draw:textarea-horizontal-align="justify" draw:textarea-vertical-align="middle" draw:auto-grow-height="false" fo:min-height="0.45cm" fo:min-width="9.46cm" loext:decorative="false"/>
    </style:style>
    <style:style style:name="gr16" style:family="graphic" style:parent-style-name="standard">
      <style:graphic-properties draw:stroke="none" draw:fill-color="#ffe1ff" draw:textarea-horizontal-align="justify" draw:textarea-vertical-align="middle" draw:auto-grow-height="false" fo:min-height="0.45cm" fo:min-width="6.92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7cm" fo:min-width="9.823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061cm" fo:min-width="1.082cm" loext:decorative="false"/>
    </style:style>
    <style:style style:name="gr19" style:family="graphic" style:parent-style-name="standard">
      <style:graphic-properties draw:stroke="dash" draw:stroke-dash="Fine_20_Dashed" svg:stroke-color="#000000" draw:textarea-vertical-align="middle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824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ffffcc" draw:textarea-horizontal-align="justify" draw:textarea-vertical-align="middle" draw:auto-grow-height="false" fo:min-height="0.524cm" fo:min-width="1.732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f0e6ff" draw:textarea-horizontal-align="justify" draw:textarea-vertical-align="middle" draw:auto-grow-height="false" fo:min-height="0.45cm" fo:min-width="9.553cm" loext:decorative="false"/>
    </style:style>
    <style:style style:name="gr24" style:family="graphic" style:parent-style-name="standard">
      <style:graphic-properties draw:stroke="none" draw:fill-color="#f0e6ff" draw:textarea-horizontal-align="justify" draw:textarea-vertical-align="middle" draw:auto-grow-height="false" fo:min-height="0.45cm" fo:min-width="8.407cm" loext:decorative="false"/>
    </style:style>
    <style:style style:name="gr25" style:family="graphic" style:parent-style-name="standard">
      <style:graphic-properties draw:stroke="none" draw:fill-color="#f0e6ff" draw:textarea-horizontal-align="justify" draw:textarea-vertical-align="middle" draw:auto-grow-height="false" fo:min-height="0.45cm" fo:min-width="8.153cm" loext:decorative="false"/>
    </style:style>
    <style:style style:name="gr26" style:family="graphic" style:parent-style-name="standard">
      <style:graphic-properties draw:stroke="none" draw:fill-color="#ffe1ff" draw:textarea-horizontal-align="justify" draw:textarea-vertical-align="middle" draw:auto-grow-height="false" fo:min-height="0.45cm" fo:min-width="0.667cm" loext:decorative="false"/>
    </style:style>
    <style:style style:name="gr27" style:family="graphic" style:parent-style-name="standard">
      <style:graphic-properties draw:stroke="solid" svg:stroke-color="#999999" draw:fill-color="#ffffff" draw:fill-image-width="0cm" draw:fill-image-height="0cm" draw:textarea-horizontal-align="justify" draw:textarea-vertical-align="middle" draw:auto-grow-height="false" fo:min-height="0.55cm" fo:min-width="1.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1.05cm" fo:min-width="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color="#999999" draw:fill-color="#f0e6ff" draw:textarea-horizontal-align="justify" draw:textarea-vertical-align="middle" draw:auto-grow-height="false" fo:min-height="1.05cm" fo:min-width="4.5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color="#999999" draw:fill-color="#f0e6ff" draw:textarea-horizontal-align="justify" draw:textarea-vertical-align="middle" draw:auto-grow-height="false" fo:min-height="1.05cm" fo:min-width="3.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color="#999999" draw:fill-color="#ffe1ff" draw:textarea-horizontal-align="justify" draw:textarea-vertical-align="middle" draw:auto-grow-height="false" fo:min-height="0.55cm" fo:min-width="3.43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69cm" fo:min-width="10.839cm" loext:decorative="false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cm" draw:marker-end-width="0.2cm" draw:fill-color="#f0e6ff" draw:textarea-horizontal-align="justify" draw:textarea-vertical-align="middle" draw:auto-grow-height="false" fo:min-height="2.458cm" fo:min-width="2.808cm" fo:padding-top="0.125cm" fo:padding-bottom="0.125cm" fo:padding-left="0.25cm" fo:padding-right="0.2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cc" draw:textarea-horizontal-align="justify" draw:textarea-vertical-align="middle" draw:auto-grow-height="false" fo:min-height="0.524cm" fo:min-width="2.071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ccffcc" draw:textarea-horizontal-align="justify" draw:textarea-vertical-align="middle" draw:auto-grow-height="false" fo:min-height="0.45cm" fo:min-width="0.977cm" loext:decorative="false"/>
    </style:style>
    <style:style style:name="gr36" style:family="graphic" style:parent-style-name="standard">
      <style:graphic-properties draw:stroke="none" draw:fill-color="#f0e6ff" draw:textarea-horizontal-align="justify" draw:textarea-vertical-align="middle" draw:auto-grow-height="false" fo:min-height="1.15cm" fo:min-width="18.629cm" loext:decorative="false"/>
    </style:style>
    <style:style style:name="gr37" style:family="graphic" style:parent-style-name="standard">
      <style:graphic-properties draw:stroke="none" draw:fill-color="#f0e6ff" draw:textarea-horizontal-align="justify" draw:textarea-vertical-align="middle" draw:auto-grow-height="false" fo:min-height="0.45cm" fo:min-width="11.993cm" loext:decorative="false"/>
    </style:style>
    <style:style style:name="gr38" style:family="graphic" style:parent-style-name="standard">
      <style:graphic-properties draw:stroke="none" draw:fill-color="#ccffcc" draw:textarea-horizontal-align="justify" draw:textarea-vertical-align="middle" draw:auto-grow-height="false" fo:min-height="0.45cm" fo:min-width="5.865cm" loext:decorative="false"/>
    </style:style>
    <style:style style:name="gr39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1.05cm" fo:min-width="2.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color="#999999" draw:fill-color="#f0e6ff" draw:textarea-horizontal-align="justify" draw:textarea-vertical-align="middle" draw:auto-grow-height="false" fo:min-height="1.55cm" fo:min-width="8.5cm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0.55cm" fo:min-width="3.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color="#999999" draw:fill-color="#ccffcc" draw:textarea-horizontal-align="justify" draw:textarea-vertical-align="middle" draw:auto-grow-height="false" fo:min-height="0.55cm" fo:min-width="2.5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13cm" fo:min-width="24.724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5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1.05cm" fo:min-width="4.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2.05cm" fo:min-width="7.4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cc" draw:textarea-horizontal-align="justify" draw:textarea-vertical-align="middle" draw:auto-grow-height="false" fo:min-height="0.658cm" fo:min-width="2.1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ffffcc" draw:textarea-horizontal-align="justify" draw:textarea-vertical-align="middle" draw:auto-grow-height="false" fo:min-height="0.794cm" fo:min-width="2.1cm" fo:wrap-option="no-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-color="#ccffcc" draw:textarea-horizontal-align="justify" draw:textarea-vertical-align="middle" draw:auto-grow-height="false" fo:min-height="0.253cm" fo:min-width="1.786cm" loext:decorative="false"/>
    </style:style>
    <style:style style:name="gr50" style:family="graphic" style:parent-style-name="standard">
      <style:graphic-properties draw:stroke="none" svg:stroke-color="#000000" draw:fill="none" draw:fill-color="#ccffcc" draw:opacity="100%" draw:textarea-horizontal-align="left" draw:auto-grow-height="true" draw:auto-grow-width="false" fo:min-height="0.479cm" fo:min-width="0cm" draw:shadow-opacity="100%" loext:decorative="false"/>
      <style:paragraph-properties style:writing-mode="lr-tb"/>
    </style:style>
    <style:style style:name="gr51" style:family="graphic" style:parent-style-name="standard">
      <style:graphic-properties draw:stroke="none" draw:fill-color="#f0e6ff" draw:textarea-horizontal-align="justify" draw:textarea-vertical-align="middle" draw:auto-grow-height="false" fo:min-height="0.253cm" fo:min-width="4.231cm" loext:decorative="false"/>
    </style:style>
    <style:style style:name="gr52" style:family="graphic" style:parent-style-name="standard">
      <style:graphic-properties draw:stroke="none" draw:fill-color="#f0e6ff" draw:textarea-horizontal-align="justify" draw:textarea-vertical-align="middle" draw:auto-grow-height="false" fo:min-height="0.253cm" fo:min-width="7.174cm" loext:decorative="false"/>
    </style:style>
    <style:style style:name="gr53" style:family="graphic" style:parent-style-name="standard">
      <style:graphic-properties draw:stroke="none" draw:fill-color="#f0e6ff" draw:textarea-horizontal-align="justify" draw:textarea-vertical-align="middle" draw:auto-grow-height="false" fo:min-height="0.253cm" fo:min-width="3.31cm" loext:decorative="false"/>
    </style:style>
    <style:style style:name="gr54" style:family="graphic" style:parent-style-name="standard">
      <style:graphic-properties draw:stroke="none" svg:stroke-color="#000000" draw:fill="none" draw:fill-color="#ccffcc" draw:opacity="100%" draw:textarea-horizontal-align="left" draw:auto-grow-height="true" draw:auto-grow-width="false" fo:min-height="0.957cm" fo:min-width="0cm" draw:shadow-opacity="100%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44cm" loext:decorative="false"/>
      <style:paragraph-properties style:writing-mode="lr-tb"/>
    </style:style>
    <style:style style:name="gr56" style:family="graphic" style:parent-style-name="standard">
      <style:graphic-properties svg:stroke-width="0.1cm" svg:stroke-color="#000000" draw:marker-start-width="0.5cm" draw:marker-end-width="0.5cm" draw:fill-color="#f0e6ff" draw:textarea-horizontal-align="justify" draw:textarea-vertical-align="middle" draw:auto-grow-height="false" fo:min-height="2.458cm" fo:min-width="2.808cm" fo:padding-top="0.175cm" fo:padding-bottom="0.175cm" fo:padding-left="0.3cm" fo:padding-right="0.3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cm" svg:stroke-color="#000000" draw:marker-start-width="0.2cm" draw:marker-end-width="0.2cm" draw:fill-color="#f0e6ff" draw:textarea-horizontal-align="justify" draw:textarea-vertical-align="middle" draw:auto-grow-height="false" fo:min-height="2.358cm" fo:min-width="2.708cm" fo:padding-top="0.125cm" fo:padding-bottom="0.125cm" fo:padding-left="0.25cm" fo:padding-right="0.25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36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86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65cm" loext:decorative="false"/>
      <style:paragraph-properties style:writing-mode="lr-tb"/>
    </style:style>
    <style:style style:name="gr61" style:family="graphic" style:parent-style-name="standard">
      <style:graphic-properties draw:stroke="dash" draw:stroke-dash="Fine_20_Dashed" svg:stroke-color="#000000" draw:fill-color="#ffffcc" draw:textarea-horizontal-align="justify" draw:textarea-vertical-align="middle" draw:auto-grow-height="false" fo:min-height="0.631cm" fo:min-width="0.684cm" loext:decorative="false"/>
    </style:style>
    <style:style style:name="gr62" style:family="graphic" style:parent-style-name="standard">
      <style:graphic-properties draw:stroke="dash" draw:stroke-dash="Fine_20_Dashed" svg:stroke-color="#000000" draw:fill-color="#ffffcc" draw:textarea-horizontal-align="justify" draw:textarea-vertical-align="middle" draw:auto-grow-height="false" fo:min-height="0.21cm" fo:min-width="0.041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7cm" fo:min-width="0cm" loext:decorative="false"/>
      <style:paragraph-properties style:writing-mode="lr-tb"/>
    </style:style>
    <style:style style:name="gr64" style:family="graphic" style:parent-style-name="standard">
      <style:graphic-properties draw:stroke="dash" draw:stroke-dash="Fine_20_Dashed" svg:stroke-color="#000000" draw:marker-end="Arrow_20_concave" draw:textarea-vertical-align="middle" loext:decorative="false"/>
    </style:style>
    <style:style style:name="gr65" style:family="graphic" style:parent-style-name="standard">
      <style:graphic-properties draw:stroke="dash" draw:stroke-dash="Fine_20_Dashed" svg:stroke-color="#000000" draw:fill-color="#ffffcc" draw:textarea-horizontal-align="justify" draw:textarea-vertical-align="middle" draw:auto-grow-height="false" fo:min-height="0.218cm" fo:min-width="0.49cm" loext:decorative="false"/>
    </style:style>
    <style:style style:name="gr66" style:family="graphic" style:parent-style-name="standard">
      <style:graphic-properties draw:stroke="dash" draw:stroke-dash="Fine_20_Dashed" svg:stroke-color="#000000" draw:fill-color="#ffffcc" draw:textarea-horizontal-align="justify" draw:textarea-vertical-align="middle" draw:auto-grow-height="false" fo:min-height="0.218cm" fo:min-width="0.266cm" loext:decorative="false"/>
    </style:style>
    <style:style style:name="gr67" style:family="graphic" style:parent-style-name="standard">
      <style:graphic-properties draw:stroke="dash" draw:stroke-dash="Fine_20_Dashed" svg:stroke-color="#000000" draw:fill-color="#ffffcc" draw:textarea-horizontal-align="justify" draw:textarea-vertical-align="middle" draw:auto-grow-height="false" fo:min-height="0.21cm" fo:min-width="0.488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_5f_-outline1">
      <style:graphic-properties fo:min-height="1.857cm" loext:decorative="false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3.921cm" loext:decorative="false"/>
      <style:paragraph-properties style:writing-mode="lr-tb"/>
    </style:style>
    <style:style style:name="pr7" style:family="presentation" style:parent-style-name="template21-title">
      <style:graphic-properties draw:auto-grow-height="true" fo:min-height="1.737cm" loext:decorative="false"/>
      <style:paragraph-properties style:writing-mode="lr-tb"/>
    </style:style>
    <style:style style:name="pr8" style:family="presentation" style:parent-style-name="template21-outline1">
      <style:graphic-properties fo:min-height="14.15cm" loext:decorative="false"/>
      <style:paragraph-properties style:writing-mode="lr-tb"/>
    </style:style>
    <style:style style:name="pr9" style:family="presentation" style:parent-style-name="template21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aster_5f_-title">
      <style:graphic-properties draw:auto-grow-height="true" fo:min-height="1.737cm" loext:decorative="false"/>
      <style:paragraph-properties style:writing-mode="lr-tb"/>
    </style:style>
    <style:style style:name="pr11" style:family="presentation" style:parent-style-name="master_5f_-notes">
      <style:graphic-properties draw:fill-color="#ffffff" draw:auto-grow-height="true" fo:min-height="13.966cm" loext:decorative="false"/>
      <style:paragraph-properties style:writing-mode="lr-tb"/>
    </style:style>
    <style:style style:name="pr12" style:family="presentation" style:parent-style-name="master_5f_-title">
      <style:graphic-properties draw:auto-grow-height="true" fo:min-height="3.481cm" loext:decorative="false"/>
      <style:paragraph-properties style:writing-mode="lr-tb"/>
    </style:style>
    <style:style style:name="pr13" style:family="presentation" style:parent-style-name="master_5f_-title">
      <style:graphic-properties fo:min-height="1.741cm" loext:decorative="false"/>
      <style:paragraph-properties style:writing-mode="lr-tb"/>
    </style:style>
    <style:style style:name="pr14" style:family="presentation" style:parent-style-name="master_5f_-outline1">
      <style:graphic-properties fo:min-height="14.15cm" loext:decorative="false"/>
      <style:paragraph-properties style:writing-mode="lr-tb"/>
    </style:style>
    <style:style style:name="pr15" style:family="presentation" style:parent-style-name="master_5f_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master_5f_-notes">
      <style:graphic-properties draw:fill-color="#ffffff" draw:auto-grow-height="true" fo:min-height="14.321cm" loext:decorative="false"/>
      <style:paragraph-properties style:writing-mode="lr-tb"/>
    </style:style>
    <style:style style:name="pr17" style:family="presentation" style:parent-style-name="template21-title">
      <style:graphic-properties draw:auto-grow-height="true" fo:min-height="3.473cm" loext:decorative="false"/>
      <style:paragraph-properties style:writing-mode="lr-tb"/>
    </style:style>
    <style:style style:name="pr18" style:family="presentation" style:parent-style-name="master_5f_-notes">
      <style:graphic-properties draw:fill-color="#ffffff" draw:auto-grow-height="true" fo:min-height="14.521cm" loext:decorative="false"/>
      <style:paragraph-properties style:writing-mode="lr-tb"/>
    </style:style>
    <style:style style:name="pr19" style:family="presentation" style:parent-style-name="master_5f_-notes">
      <style:graphic-properties draw:fill-color="#ffffff" draw:auto-grow-height="true" fo:min-height="14.849cm" loext:decorative="false"/>
      <style:paragraph-properties style:writing-mode="lr-tb"/>
    </style:style>
    <style:style style:name="pr20" style:family="presentation" style:parent-style-name="master_5f_-notes">
      <style:graphic-properties draw:fill-color="#ffffff" draw:auto-grow-height="true" fo:min-height="14.876cm" loext:decorative="false"/>
      <style:paragraph-properties style:writing-mode="lr-tb"/>
    </style:style>
    <style:style style:name="pr21" style:family="presentation" style:parent-style-name="master_5f_-notes">
      <style:graphic-properties draw:fill-color="#ffffff" draw:auto-grow-height="true" fo:min-height="14.166cm" loext:decorative="false"/>
      <style:paragraph-properties style:writing-mode="lr-tb"/>
    </style:style>
    <style:style style:name="pr22" style:family="presentation" style:parent-style-name="master_5f_-outline1" style:list-style-name="L4">
      <style:graphic-properties fo:min-height="14.15cm" loext:decorative="false"/>
      <style:paragraph-properties style:writing-mode="lr-tb"/>
    </style:style>
    <style:style style:name="pr23" style:family="presentation" style:parent-style-name="master_5f_-notes">
      <style:graphic-properties draw:fill-color="#ffffff" fo:min-height="14.55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-0.6cm"/>
      <style:text-properties fo:font-size="20pt"/>
    </style:style>
    <style:style style:name="P21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ffe1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-color="#ccffcc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ccffcc"/>
      <style:paragraph-properties fo:text-align="center"/>
    </style:style>
    <style:style style:name="P26" style:family="paragraph">
      <loext:graphic-properties draw:fill-color="#f0e6ff"/>
      <style:paragraph-properties fo:text-align="center"/>
    </style:style>
    <style:style style:name="P27" style:family="paragraph">
      <loext:graphic-properties draw:fill-color="#ffe1ff"/>
      <style:paragraph-properties fo:text-align="center"/>
    </style:style>
    <style:style style:name="P28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2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-color="#ffffff" draw:fill-image-width="0cm" draw:fill-image-height="0cm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cm" fo:margin-bottom="0.2cm" fo:text-indent="0cm"/>
    </style:style>
    <style:style style:name="P33" style:family="paragraph">
      <loext:graphic-properties draw:fill="none"/>
      <style:paragraph-properties fo:text-align="start"/>
      <style:text-properties style:font-name="Liberation Mono" fo:font-size="18pt"/>
    </style:style>
    <style:style style:name="P34" style:family="paragraph">
      <style:text-properties fo:color="#000000" loext:opacity="100%" style:font-name="Liberation Serif1" fo:font-size="28pt" style:font-size-asian="28pt" style:font-size-complex="28pt"/>
    </style:style>
    <style:style style:name="P35" style:family="paragraph">
      <loext:graphic-properties draw:fill="none" draw:fill-color="#ccffcc" draw:opacity="100%"/>
      <style:paragraph-properties fo:text-align="center"/>
      <style:text-properties fo:font-size="18pt"/>
    </style:style>
    <style:style style:name="P36" style:family="paragraph">
      <loext:graphic-properties draw:fill="none" draw:fill-color="#ccffcc" draw:opacity="100%"/>
      <style:paragraph-properties fo:text-align="center"/>
      <style:text-properties fo:font-size="18pt" fo:background-color="transparent"/>
    </style:style>
    <style:style style:name="P37" style:family="paragraph">
      <style:paragraph-properties fo:margin-top="0cm" fo:margin-bottom="0.4cm" loext:tab-stop-distance="0cm">
        <style:tab-stops>
          <style:tab-stop style:position="8.008cm"/>
          <style:tab-stop style:position="16.087cm"/>
        </style:tab-stops>
      </style:paragraph-properties>
    </style:style>
    <style:style style:name="P38" style:family="paragraph">
      <style:paragraph-properties fo:margin-top="0cm" fo:margin-bottom="0.2cm" loext:tab-stop-distance="0cm">
        <style:tab-stops>
          <style:tab-stop style:position="8.008cm"/>
          <style:tab-stop style:position="16.087cm"/>
        </style:tab-stops>
      </style:paragraph-properties>
    </style:style>
    <style:style style:name="P39" style:family="paragraph">
      <style:paragraph-properties fo:margin-left="0cm" fo:margin-right="0cm" fo:margin-top="0cm" fo:margin-bottom="0.2cm" fo:text-indent="0cm" loext:tab-stop-distance="0cm">
        <style:tab-stops>
          <style:tab-stop style:position="8.008cm"/>
          <style:tab-stop style:position="16.087cm"/>
        </style:tab-stops>
      </style:paragraph-properties>
    </style:style>
    <style:style style:name="P40" style:family="paragraph">
      <style:paragraph-properties fo:margin-left="0cm" fo:margin-right="0cm" fo:margin-top="0cm" fo:margin-bottom="0.5cm" fo:text-indent="0cm" loext:tab-stop-distance="0cm">
        <style:tab-stops>
          <style:tab-stop style:position="8.008cm"/>
          <style:tab-stop style:position="16.087cm"/>
        </style:tab-stops>
      </style:paragraph-properties>
    </style:style>
    <style:style style:name="P41" style:family="paragraph">
      <style:paragraph-properties fo:margin-left="0cm" fo:margin-right="0cm" fo:margin-top="0.2cm" fo:margin-bottom="0cm" fo:text-indent="-0.6cm"/>
    </style:style>
    <style:style style:name="P42" style:family="paragraph">
      <loext:graphic-properties draw:fill-color="#ffffff"/>
      <style:paragraph-properties fo:margin-left="0cm" fo:margin-right="0cm" fo:margin-top="0.2cm" fo:margin-bottom="0cm" fo:text-indent="-0.6cm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ff950e" loext:opacity="100%" fo:font-size="16pt" fo:font-weight="bold" style:font-size-asian="16pt" style:font-weight-asian="bold" style:font-size-complex="16pt" style:font-weight-complex="bold"/>
    </style:style>
    <style:style style:name="P44" style:family="paragraph">
      <style:paragraph-properties fo:margin-top="0cm" fo:margin-bottom="0.2cm"/>
      <style:text-properties fo:font-size="22pt" style:font-size-asian="22pt" style:font-size-complex="22pt"/>
    </style:style>
    <style:style style:name="P45" style:family="paragraph">
      <style:paragraph-properties fo:margin-left="0cm" fo:margin-right="0cm" fo:text-indent="-0.6cm"/>
    </style:style>
    <style:style style:name="P46" style:family="paragraph">
      <style:paragraph-properties fo:margin-top="0cm" fo:margin-bottom="0cm"/>
    </style:style>
    <style:style style:name="P47" style:family="paragraph">
      <loext:graphic-properties draw:fill-color="#ffffcc"/>
      <style:paragraph-properties fo:text-align="center"/>
    </style:style>
    <style:style style:name="P48" style:family="paragraph">
      <loext:graphic-properties draw:fill="none" draw:fill-color="#ccffcc" draw:opacity="100%"/>
      <style:paragraph-properties fo:text-align="center"/>
    </style:style>
    <style:style style:name="P49" style:family="paragraph">
      <loext:graphic-properties draw:fill="none" draw:fill-color="#ccffcc" draw:opacity="100%"/>
      <style:paragraph-properties fo:text-align="center"/>
      <style:text-properties fo:background-color="transparent"/>
    </style:style>
    <style:style style:name="P50" style:family="paragraph">
      <style:paragraph-properties loext:tab-stop-distance="0cm">
        <style:tab-stops>
          <style:tab-stop style:position="0.998cm"/>
        </style:tab-stops>
      </style:paragraph-properties>
    </style:style>
    <style:style style:name="P51" style:family="paragraph">
      <loext:graphic-properties draw:fill="none" draw:fill-color="#ffffff"/>
      <style:paragraph-properties loext:tab-stop-distance="0cm">
        <style:tab-stops>
          <style:tab-stop style:position="0.998cm"/>
        </style:tab-stops>
      </style:paragraph-properties>
      <style:text-properties fo:color="#666666" loext:opacity="100%" fo:font-size="12pt" style:font-size-asian="12pt" style:font-size-complex="12pt"/>
    </style:style>
    <style:style style:name="P52" style:family="paragraph">
      <style:paragraph-properties fo:margin-top="0cm" fo:margin-bottom="0.5cm" loext:tab-stop-distance="0cm">
        <style:tab-stops>
          <style:tab-stop style:position="8.008cm"/>
          <style:tab-stop style:position="16.087cm"/>
        </style:tab-stops>
      </style:paragraph-properties>
    </style:style>
    <style:style style:name="P53" style:family="paragraph">
      <style:paragraph-properties fo:margin-left="0cm" fo:margin-right="0cm" fo:margin-top="0cm" fo:margin-bottom="0.4cm" fo:text-indent="0cm" loext:tab-stop-distance="0cm">
        <style:tab-stops>
          <style:tab-stop style:position="8.008cm"/>
          <style:tab-stop style:position="16.087cm"/>
        </style:tab-stops>
      </style:paragraph-properties>
    </style:style>
    <style:style style:name="P54" style:family="paragraph">
      <style:paragraph-properties loext:tab-stop-distance="0cm">
        <style:tab-stops>
          <style:tab-stop style:position="8.008cm"/>
          <style:tab-stop style:position="16.087cm"/>
        </style:tab-stops>
      </style:paragraph-properties>
    </style:style>
    <style:style style:name="P55" style:family="paragraph">
      <loext:graphic-properties draw:fill-color="#ffffff"/>
    </style:style>
    <style:style style:name="P56" style:family="paragraph">
      <style:paragraph-properties fo:margin-top="0cm" fo:margin-bottom="0.3cm"/>
    </style:style>
    <style:style style:name="P57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58" style:family="paragraph">
      <style:paragraph-properties fo:margin-left="0cm" fo:margin-right="0cm" fo:margin-top="0cm" fo:margin-bottom="0cm" fo:text-indent="0cm"/>
    </style:style>
    <style:style style:name="P59" style:family="paragraph">
      <loext:graphic-properties draw:fill-color="#ffffff"/>
      <style:paragraph-properties fo:margin-left="0.6cm" fo:margin-right="0cm" fo:text-indent="-0.6cm"/>
      <style:text-properties fo:color="#c5000b" loext:opacity="100%" style:font-name="Liberation Sans3" fo:font-size="14pt" style:font-size-asian="14pt" style:font-size-complex="14pt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6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Liberation Mono" fo:font-size="16pt" fo:background-color="transparent" style:font-size-asian="16pt" style:font-size-complex="16pt"/>
    </style:style>
    <style:style style:name="T19" style:family="text">
      <style:text-properties style:font-name="Liberation Mono" fo:font-size="16pt" style:font-size-asian="16pt" style:font-size-complex="16pt"/>
    </style:style>
    <style:style style:name="T20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1" style:family="text">
      <style:text-properties style:font-name="Liberation Mono" fo:font-size="18pt"/>
    </style:style>
    <style:style style:name="T22" style:family="text">
      <style:text-properties fo:font-size="12pt" fo:background-color="transparent" style:font-size-asian="12pt" style:font-size-complex="12pt"/>
    </style:style>
    <style:style style:name="T23" style:family="text">
      <style:text-properties fo:color="#000000" loext:opacity="100%" style:font-name="Liberation Serif1" fo:font-size="28pt" fo:language="ru" fo:country="RU" style:font-size-asian="28pt" style:font-size-complex="28pt"/>
    </style:style>
    <style:style style:name="T24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25" style:family="text">
      <style:text-properties fo:color="#000000" loext:opacity="100%" style:font-name="Liberation Serif1" fo:font-size="22pt" fo:language="ru" fo:country="RU" fo:font-style="normal" style:font-size-asian="22pt" style:font-style-asian="normal" style:font-size-complex="22pt" style:font-style-complex="normal"/>
    </style:style>
    <style:style style:name="T26" style:family="text">
      <style:text-properties fo:color="#000000" loext:opacity="100%" style:font-name="Liberation Serif1" fo:font-size="28pt" fo:language="ru" fo:country="RU" fo:font-style="normal" style:font-size-asian="28pt" style:font-style-asian="normal" style:font-size-complex="28pt" style:font-style-complex="normal"/>
    </style:style>
    <style:style style:name="T27" style:family="text">
      <style:text-properties fo:color="#000000" loext:opacity="100%" fo:font-size="28pt" fo:language="ru" fo:country="RU" fo:font-style="normal" style:font-size-asian="28pt" style:font-style-asian="normal" style:font-size-complex="28pt" style:font-style-complex="normal"/>
    </style:style>
    <style:style style:name="T28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9" style:family="text">
      <style:text-properties fo:color="#000000" loext:opacity="100%" fo:font-size="14pt" fo:language="ru" fo:country="RU" style:font-size-asian="14pt" style:font-size-complex="14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950e" loext:opacity="100%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2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Liberation Serif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36" style:family="text">
      <style:text-properties fo:color="#000000" loext:opacity="100%" style:text-position="sub 67%" fo:font-size="22pt" fo:language="ru" fo:country="RU" fo:font-style="italic" style:font-size-asian="22pt" style:font-style-asian="italic" style:font-size-complex="22pt" style:font-style-complex="italic"/>
    </style:style>
    <style:style style:name="T37" style:family="text">
      <style:text-properties fo:color="#000000" loext:opacity="100%" style:font-name="Liberation Serif3" fo:font-size="22pt" fo:language="ru" fo:country="RU" fo:font-style="italic" style:font-name-asian="Liberation Serif3" style:font-size-asian="22pt" style:font-style-asian="italic" style:font-name-complex="Liberation Serif3" style:font-size-complex="22pt" style:font-style-complex="italic"/>
    </style:style>
    <style:style style:name="T38" style:family="text">
      <style:text-properties fo:color="#000000" loext:opacity="100%" style:font-name="Liberation Serif" fo:font-size="22pt" fo:language="ru" fo:country="RU" style:font-name-asian="Liberation Sans5" style:font-size-asian="22pt" style:font-name-complex="Liberation Sans5" style:font-size-complex="22pt"/>
    </style:style>
    <style:style style:name="T39" style:family="text">
      <style:text-properties fo:color="#000000" loext:opacity="100%" style:font-name="Liberation Serif" fo:font-size="22pt" fo:language="ru" fo:country="RU" fo:font-style="italic" style:font-name-asian="Liberation Sans5" style:font-size-asian="22pt" style:font-style-asian="italic" style:font-name-complex="Liberation Sans5" style:font-size-complex="22pt" style:font-style-complex="italic"/>
    </style:style>
    <style:style style:name="T40" style:family="text">
      <style:text-properties fo:color="#000000" loext:opacity="100%" style:text-position="sub 67%" style:font-name="Liberation Serif" fo:font-size="22pt" fo:language="ru" fo:country="RU" fo:font-style="italic" style:font-name-asian="Liberation Sans5" style:font-size-asian="22pt" style:font-style-asian="italic" style:font-name-complex="Liberation Sans5" style:font-size-complex="22pt" style:font-style-complex="italic"/>
    </style:style>
    <style:style style:name="T41" style:family="text">
      <style:text-properties fo:color="#666666" loext:opacity="100%" fo:font-size="12pt" style:font-size-asian="12pt" style:font-size-complex="12pt"/>
    </style:style>
    <style:style style:name="T42" style:family="text">
      <style:text-properties fo:color="#000000" loext:opacity="100%" style:text-position="0% 100%" style:font-name="Liberation Sans2" fo:font-size="14pt" fo:language="ru" fo:country="RU" fo:font-style="italic" style:font-name-asian="Liberation Sans5" style:font-size-asian="14pt" style:font-style-asian="italic" style:font-name-complex="Liberation Sans5" style:font-size-complex="14pt" style:font-style-complex="italic"/>
    </style:style>
    <style:style style:name="T43" style:family="text">
      <style:text-properties fo:color="#000000" loext:opacity="100%" style:text-position="sub 67%" style:font-name="Liberation Sans2" fo:font-size="14pt" fo:language="ru" fo:country="RU" fo:font-style="italic" style:font-name-asian="Liberation Sans5" style:font-size-asian="14pt" style:font-style-asian="italic" style:font-name-complex="Liberation Sans5" style:font-size-complex="14pt" style:font-style-complex="italic"/>
    </style:style>
    <style:style style:name="T44" style:family="text">
      <style:text-properties fo:color="#000000" loext:opacity="100%" style:text-position="0% 100%" style:font-name="Liberation Sans2" fo:font-size="14pt" fo:language="ru" fo:country="RU" fo:font-style="italic" style:font-name-asian="Liberation Serif3" style:font-size-asian="14pt" style:font-style-asian="italic" style:font-name-complex="Liberation Serif3" style:font-size-complex="14pt" style:font-style-complex="italic"/>
    </style:style>
    <style:style style:name="T45" style:family="text">
      <style:text-properties fo:color="#000000" loext:opacity="100%" style:text-position="0% 100%" style:font-name="Liberation Sans2" fo:font-size="14pt" fo:language="ru" fo:country="RU" fo:font-style="normal" style:font-name-asian="Liberation Sans5" style:font-size-asian="14pt" style:font-style-asian="normal" style:font-name-complex="Liberation Sans5" style:font-size-complex="14pt" style:font-style-complex="normal"/>
    </style:style>
    <style:style style:name="T46" style:family="text">
      <style:text-properties fo:color="#000000" loext:opacity="100%" style:text-position="0% 100%" style:font-name="Liberation Sans2" fo:font-size="14pt" fo:language="ru" fo:country="RU" fo:font-style="normal" style:font-name-asian="Liberation Serif3" style:font-size-asian="14pt" style:font-style-asian="normal" style:font-name-complex="Liberation Serif3" style:font-size-complex="14pt" style:font-style-complex="normal"/>
    </style:style>
    <style:style style:name="T47" style:family="text">
      <style:text-properties fo:color="#000000" loext:opacity="100%" style:font-name="Liberation Serif3" fo:font-size="28pt" fo:language="ru" fo:country="RU" fo:font-style="italic" style:font-name-asian="Liberation Serif3" style:font-size-asian="28pt" style:font-style-asian="italic" style:font-name-complex="Liberation Serif3" style:font-size-complex="28pt" style:font-style-complex="italic"/>
    </style:style>
    <style:style style:name="T48" style:family="text">
      <style:text-properties fo:color="#000000" loext:opacity="100%" fo:font-size="26pt" fo:language="ru" fo:country="RU" style:font-size-asian="26pt" style:font-size-complex="26pt"/>
    </style:style>
    <style:style style:name="T49" style:family="text">
      <style:text-properties fo:color="#000000" loext:opacity="100%" style:font-name="Liberation Sans3" fo:font-size="14pt" fo:language="ru" fo:country="RU" style:letter-kerning="true" style:font-name-asian="Droid Sans Fallback" style:font-size-asian="14pt" style:font-name-complex="FreeSans2" style:font-size-complex="14pt"/>
    </style:style>
    <style:style style:name="T50" style:family="text">
      <style:text-properties fo:color="#000000" loext:opacity="100%" style:font-name="Liberation Mono" fo:font-size="12pt" fo:language="ru" fo:country="RU" style:letter-kerning="true" style:font-name-asian="Droid Sans Fallback" style:font-size-asian="12pt" style:font-name-complex="Free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Выполнение запросов</text:span><text:span text:style-name="T2"><text:line-break/></text:span><text:span text:style-name="T2">Планирование и выполнение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9</text:span><text:span text:style-name="T7">–</text:span><text:span text:style-name="T6">2024</text:span></text:p>
              <text:p text:style-name="P5"><text:span text:style-name="T6">Авторы: Егор Рогов, Павел Лузанов, Павел Толмаче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щие подходы к оптимизации</text:span></text:p>
              </text:list-item>
              <text:list-item>
                <text:p text:style-name="P8"><text:span text:style-name="T11">Простой протокол и этапы обработки запросов</text:span></text:p>
              </text:list-item>
              <text:list-item>
                <text:p text:style-name="P8"><text:span text:style-name="T11">Расширенный протокол</text:span></text:p>
              </text:list-item>
              <text:list-item>
                <text:p text:style-name="P8"><text:span text:style-name="T11">Подробнее о планирован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одходы к оптимизаци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астройка параметров</text:span></text:p>
                <text:list>
                  <text:list-item>
                    <text:p text:style-name="P12"><text:span text:style-name="T13">подстройка под имеющуюся нагрузку</text:span></text:p>
                  </text:list-item>
                  <text:list-item>
                    <text:p text:style-name="P12"><text:span text:style-name="T13">глобальное влияние на всю систему</text:span></text:p>
                  </text:list-item>
                  <text:list-item>
                    <text:p text:style-name="P13"><text:span text:style-name="T13">мониторинг</text:span></text:p>
                  </text:list-item>
                </text:list>
              </text:list-item>
              <text:list-item>
                <text:p text:style-name="P8"><text:span text:style-name="T11">Оптимизация запросов</text:span></text:p>
                <text:list>
                  <text:list-item>
                    <text:p text:style-name="P12"><text:span text:style-name="T13">уменьшение нагрузки</text:span></text:p>
                  </text:list-item>
                  <text:list-item>
                    <text:p text:style-name="P12"><text:span text:style-name="T13">локальное воздействие (запрос или несколько запросов)</text:span></text:p>
                  </text:list-item>
                  <text:list-item>
                    <text:p><text:span text:style-name="T13">профилирован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99cm" svg:height="13.921cm" svg:x="2.1cm" svg:y="14.107cm" presentation:class="notes" presentation:user-transformed="true">
            <draw:text-box>
              <text:p text:style-name="P14"><text:span text:style-name="T6">Этот курс посвящен оптимизации запросов. Вообще «оптимизация» — очень широкое понятие; задумываться об оптимизации необходимо еще на этапе проектирования системы и выбора архитектуры. Мы будем говорить только о тех работах, которые выполняются при эксплуатации уже существующего приложения.</text:span></text:p>
              <text:p text:style-name="P14"><text:span text:style-name="T6">Можно выделить два основных подхода. Первый состоит в том, чтобы отслеживать состояние системы и добиваться того, чтобы она справлялась с имеющейся нагрузкой. Для этого можно настраивать параметры СУБД (основные из которых рассматриваются в курсе DBA2 <text:s/>и отчасти в этом курсе), а также настраивать операционную систему. Если настройки не помогают, при таком подходе остается только модернизировать аппаратуру (что тоже помогает не всегда).</text:span></text:p>
              <text:p text:style-name="P14"><text:span text:style-name="T6">Другой подход, который в основном мы и будем рассматривать далее, состоит в том, чтобы не приспосабливаться под нагрузку, а уменьшать ее. «Полезная» нагрузка формируется запросами. Если удается найти узкое место, то можно попробовать тем или иным способом повлиять на выполнение запроса и получить тот же результат, потратив меньше ресурсов. Такой способ действует более локально (на отдельный запрос или ряд запросов), но уменьшение нагрузки благоприятно сказывается и на работе всей системы.</text:span></text:p>
              <text:p text:style-name="P14"><text:span text:style-name="T6">Мы начнем с того, что в деталях разберем механизмы выполнения запросов, а уже после этого поговорим о том, как распознать неэффективную работу, и о конкретных способах воздействия.</text:span></text:p>
            </draw:text-box>
          </draw:frame>
        </presentation:notes>
      </draw:page>
      <draw:page draw:name="page4" draw:style-name="dp1" draw:master-page-name="template21" presentation:presentation-page-layout-name="AL1T1">
        <office:forms form:automatic-focus="false" form:apply-design-mode="false"/>
        <draw:frame presentation:style-name="pr7" draw:layer="layout" svg:width="19.81cm" svg:height="1.737cm" svg:x="1.2cm" svg:y="0.737cm" presentation:class="title" presentation:user-transformed="true">
          <draw:text-box>
            <text:p><text:span text:style-name="T10">Этапы обработки запроса</text:span></text:p>
          </draw:text-box>
        </draw:frame>
        <draw:frame presentation:style-name="pr8" draw:layer="layout" svg:width="25.199cm" svg:height="12.179cm" svg:x="1.2cm" svg:y="4.8cm" presentation:class="outline">
          <draw:text-box>
            <text:list text:style-name="L3">
              <text:list-item>
                <text:p text:style-name="P8"><text:span text:style-name="T11">Разбор</text:span></text:p>
              </text:list-item>
              <text:list-item>
                <text:p text:style-name="P8"><text:span text:style-name="T11">Переписывание (трансформация)</text:span></text:p>
              </text:list-item>
              <text:list-item>
                <text:p text:style-name="P8"><text:span text:style-name="T11">Планирование (оптимизация)</text:span></text:p>
              </text:list-item>
              <text:list-item>
                <text:p text:style-name="P8"><text:span text:style-name="T11">Выполнение</text:span>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14">Сначала рассмотрим, как выполняется запрос в простом случае – например, если в psql написать команду SELECT.</text:span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Разбор</text:span></text:p>
          </draw:text-box>
        </draw:frame>
        <draw:custom-shape draw:style-name="gr3" draw:text-style-name="P17" xml:id="id1" draw:id="id1" draw:layer="layout" svg:width="3.6cm" svg:height="3cm" svg:x="1.3cm" svg:y="6.2cm"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2" draw:id="id2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1" draw:start-glue-point="1" draw:end-shape="id2" draw:end-glue-point="3" svg:d="M4900 7700l5727 1" svg:viewBox="0 0 5728 2">
          <text:p text:style-name="P18">разбор</text:p>
          <text:p text:style-name="P18">(parse)</text:p>
        </draw:connector>
        <draw:custom-shape draw:style-name="gr6" draw:text-style-name="P19" draw:layer="layout" svg:width="3.694cm" svg:height="1.524cm" svg:x="5.3cm" svg:y="4.4cm">
          <text:p text:style-name="P16"><text:span text:style-name="T6">системный</text:span></text:p>
          <text:p text:style-name="P16"><text:span text:style-name="T6">катало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20.8119079838 34489.18032786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0" draw:layer="layout" svg:width="16.799cm" svg:height="13.966cm" svg:x="2.1cm" svg:y="14.107cm" presentation:class="notes" presentation:user-transformed="true">
            <draw:text-box>
              <text:p text:style-name="P14"><text:span text:style-name="T6">Обработка обычного запроса выполняется в несколько этапов.</text:span></text:p>
              <text:p text:style-name="P14"><text:span text:style-name="T6">Во-первых, запрос </text:span><text:span text:style-name="T15">разбирается </text:span><text:span text:style-name="T16">(parse)</text:span><text:span text:style-name="T6">.</text:span></text:p>
              <text:p text:style-name="P14"><text:span text:style-name="T6">Сначала производится синтаксический разбор: текст запроса представляется в виде дерева — так с ним удобнее работать.</text:span></text:p>
              <text:p text:style-name="P14"><text:span text:style-name="T6">Затем выполняется семантический анализ (parse analysis), в ходе которого определяется, на какие объекты БД ссылается запрос и есть ли у пользователя доступ к ним (для этого анализатор заглядывает</text:span><text:span text:style-name="T6"><text:line-break/></text:span><text:span text:style-name="T6">в системный каталог).</text:span></text:p>
              <text:p text:style-name="P14"><text:span text:style-name="T6"/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12" draw:layer="layout" svg:width="20.136cm" svg:height="3.481cm" svg:x="1.2cm" svg:y="0.737cm" presentation:class="title" presentation:user-transformed="true">
          <draw:text-box>
            <text:p><text:span text:style-name="T10">Синтаксический разбор</text:span></text:p>
          </draw:text-box>
        </draw:frame>
        <draw:custom-shape draw:style-name="gr7" draw:text-style-name="P21" xml:id="id4" draw:id="id4" draw:layer="layout" svg:width="2.5cm" svg:height="1.3cm" svg:x="6.551cm" svg:y="12.502cm">
          <text:p text:style-name="P16"><text:span text:style-name="T14">RTE</text:span></text:p>
          <text:p text:style-name="P16"><text:span text:style-name="T17">pg_tables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3cm" svg:y1="11.302cm" svg:x2="7.801cm" svg:y2="12.502cm" draw:start-shape="id3" draw:end-shape="id4" draw:end-glue-point="0" svg:d="M7803 11302l-2 1200" svg:viewBox="0 0 3 1201">
          <text:p/>
        </draw:connector>
        <draw:connector draw:style-name="gr8" draw:text-style-name="P22" draw:layer="layout" draw:type="line" svg:x1="7.803cm" svg:y1="11.302cm" svg:x2="12.134cm" svg:y2="12.502cm" draw:start-shape="id3" draw:start-glue-point="2" draw:end-shape="id5" draw:end-glue-point="0" svg:d="M7803 11302l4331 1200" svg:viewBox="0 0 4332 1201">
          <text:p/>
        </draw:connector>
        <draw:custom-shape draw:style-name="gr9" draw:text-style-name="P17" xml:id="id5" draw:id="id5" draw:layer="layout" svg:width="4.5cm" svg:height="1.3cm" svg:x="9.884cm" svg:y="12.502cm">
          <text:p text:style-name="P16"><text:span text:style-name="T14">OPEXPR</text:span></text:p>
          <text:p text:style-name="P16"><text:span text:style-name="T17">tableowner = 'postgres'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6" draw:id="id6" draw:layer="layout" svg:width="2cm" svg:height="0.8cm" svg:x="6.803cm" svg:y="8.502cm">
          <text:p text:style-name="P16"><text:span text:style-name="T14">QUE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xml:id="id3" draw:id="id3" draw:layer="layout" svg:width="3cm" svg:height="0.8cm" svg:x="6.303cm" svg:y="10.502cm">
          <text:p text:style-name="P16"><text:span text:style-name="T14">FROMEXPR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3cm" svg:y1="9.302cm" svg:x2="7.803cm" svg:y2="10.502cm" draw:start-shape="id6" draw:start-glue-point="2" draw:end-shape="id3" draw:end-glue-point="0" svg:d="M7803 9302v1200" svg:viewBox="0 0 1 1201">
          <text:p/>
        </draw:connector>
        <draw:connector draw:style-name="gr8" draw:text-style-name="P22" draw:layer="layout" draw:type="line" svg:x1="7.803cm" svg:y1="9.302cm" svg:x2="3.461cm" svg:y2="10.502cm" draw:start-shape="id6" draw:start-glue-point="2" draw:end-shape="id7" draw:end-glue-point="0" svg:d="M7803 9302l-4342 1200" svg:viewBox="0 0 4343 1201">
          <text:p/>
        </draw:connector>
        <draw:custom-shape draw:style-name="gr12" draw:text-style-name="P23" xml:id="id7" draw:id="id7" draw:layer="layout" svg:width="4cm" svg:height="0.8cm" svg:x="1.461cm" svg:y="10.502cm">
          <text:p text:style-name="P16"><text:span text:style-name="T14">TARGETENTRY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3cm" svg:y1="9.302cm" svg:x2="12.911cm" svg:y2="10.502cm" draw:start-shape="id6" draw:start-glue-point="2" draw:end-shape="id8" draw:end-glue-point="0" svg:d="M7803 9302l5108 1200" svg:viewBox="0 0 5109 1201">
          <text:p/>
        </draw:connector>
        <draw:custom-shape draw:style-name="gr13" draw:text-style-name="P24" xml:id="id8" draw:id="id8" draw:layer="layout" svg:width="5.5cm" svg:height="0.8cm" svg:x="10.161cm" svg:y="10.502cm">
          <text:p text:style-name="P16"><text:span text:style-name="T14">SORTGROUPCLAUSE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6.25cm" svg:height="0.7cm" svg:x="1.217cm" svg:y="5.9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9.96cm" svg:height="0.7cm" svg:x="1.217cm" svg:y="5.2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2cm" svg:height="0.7cm" svg:x="3.499cm" svg:y="4.003cm">
          <text:p/>
          <draw:enhanced-geometry svg:viewBox="0 0 21600 21600" draw:type="rectangle" draw:enhanced-path="M 0 0 L 21600 0 21600 21600 0 21600 0 0 Z N"/>
        </draw:custom-shape>
        <draw:frame draw:style-name="gr17" draw:text-style-name="P28" draw:layer="layout" svg:width="10.323cm" svg:height="2.807cm" svg:x="1.04cm" svg:y="3.903cm">
          <draw:text-box>
            <text:p><text:span text:style-name="T18">SELECT schemaname, tablename</text:span></text:p>
            <text:p><text:span text:style-name="T18">FROM pg_tables</text:span></text:p>
            <text:p><text:span text:style-name="T18">WHERE tableowner = 'postgres'</text:span></text:p>
            <text:p><text:span text:style-name="T18">ORDER BY tablenam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4"><text:span text:style-name="T6">Рассмотрим простой пример: запрос, приведенный на слайде.</text:span></text:p>
              <text:p text:style-name="P14"><text:span text:style-name="T6">На этапе синтаксического разбора в памяти обслуживающего процесса будет построено дерево, упрощенно показанное на рисунке ниже запроса. Цветом показано примерное соответствие частей текста запроса и узлов дерева.</text:span></text:p>
              <text:p text:style-name="P14"><text:span text:style-name="T6">(RTE — неочевидное сокращение от Range Table Entry. Этим именем внутри PostgreSQL называются таблицы, подзапросы, результаты соединений — иными словами, наборы строк, с которыми может оперировать SQL.)</text:span></text:p>
              <text:p text:style-name="P14"><text:span text:style-name="T6">Если любопытно, то реальное дерево можно увидеть, установив параметр </text:span><text:span text:style-name="T15">debug_print_parse</text:span><text:span text:style-name="T6"> и заглянув в журнал сообщений сервера. Практического смысла в этом нет (если, конечно, вы не разработчик ядра PostgreSQL).</text:span></text:p>
              <text:p text:style-name="P14"><text:span text:style-name="T6"/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custom-shape draw:style-name="gr14" draw:text-style-name="P25" draw:layer="layout" svg:width="6.25cm" svg:height="0.7cm" svg:x="1.216cm" svg:y="5.9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9.96cm" svg:height="0.7cm" svg:x="1.216cm" svg:y="5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2cm" svg:height="0.7cm" svg:x="3.498cm" svg:y="4.002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0.136cm" svg:height="3.481cm" svg:x="1.2cm" svg:y="0.737cm" presentation:class="title" presentation:user-transformed="true">
          <draw:text-box>
            <text:p><text:span text:style-name="T10">Семантический разбор</text:span></text:p>
          </draw:text-box>
        </draw:frame>
        <draw:custom-shape draw:style-name="gr7" draw:text-style-name="P21" xml:id="id10" draw:id="id10" draw:layer="layout" svg:width="2.5cm" svg:height="1.3cm" svg:x="6.554cm" svg:y="12.502cm">
          <text:p text:style-name="P16"><text:span text:style-name="T14">RTE</text:span></text:p>
          <text:p text:style-name="P16"><text:span text:style-name="T17">pg_tables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4cm" svg:y1="11.302cm" svg:x2="7.804cm" svg:y2="12.502cm" draw:start-shape="id9" draw:end-shape="id10" draw:end-glue-point="0" svg:d="M7804 11302v1200" svg:viewBox="0 0 1 1201">
          <text:p/>
        </draw:connector>
        <draw:connector draw:style-name="gr8" draw:text-style-name="P22" draw:layer="layout" draw:type="line" svg:x1="7.804cm" svg:y1="11.302cm" svg:x2="12.135cm" svg:y2="12.502cm" draw:start-shape="id9" draw:start-glue-point="2" draw:end-shape="id11" draw:end-glue-point="0" svg:d="M7804 11302l4331 1200" svg:viewBox="0 0 4332 1201">
          <text:p/>
        </draw:connector>
        <draw:custom-shape draw:style-name="gr9" draw:text-style-name="P17" xml:id="id11" draw:id="id11" draw:layer="layout" svg:width="4.5cm" svg:height="1.3cm" svg:x="9.885cm" svg:y="12.502cm">
          <text:p text:style-name="P16"><text:span text:style-name="T14">OPEXPR</text:span></text:p>
          <text:p text:style-name="P16"><text:span text:style-name="T17">tableowner = 'postgres'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12" draw:id="id12" draw:layer="layout" svg:width="2cm" svg:height="0.8cm" svg:x="6.804cm" svg:y="8.502cm">
          <text:p text:style-name="P16"><text:span text:style-name="T14">QUE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xml:id="id9" draw:id="id9" draw:layer="layout" svg:width="3cm" svg:height="0.8cm" svg:x="6.304cm" svg:y="10.502cm">
          <text:p text:style-name="P16"><text:span text:style-name="T14">FROMEXPR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4cm" svg:y1="9.302cm" svg:x2="7.804cm" svg:y2="10.502cm" draw:start-shape="id12" draw:start-glue-point="2" draw:end-shape="id9" draw:end-glue-point="0" svg:d="M7804 9302v1200" svg:viewBox="0 0 1 1201">
          <text:p/>
        </draw:connector>
        <draw:connector draw:style-name="gr8" draw:text-style-name="P22" draw:layer="layout" draw:type="line" svg:x1="7.804cm" svg:y1="9.302cm" svg:x2="3.462cm" svg:y2="10.502cm" draw:start-shape="id12" draw:start-glue-point="2" draw:end-shape="id13" draw:end-glue-point="0" svg:d="M7804 9302l-4342 1200" svg:viewBox="0 0 4343 1201">
          <text:p/>
        </draw:connector>
        <draw:custom-shape draw:style-name="gr12" draw:text-style-name="P23" xml:id="id13" draw:id="id13" draw:layer="layout" svg:width="4cm" svg:height="0.8cm" svg:x="1.462cm" svg:y="10.502cm">
          <text:p text:style-name="P16"><text:span text:style-name="T14">TARGETENTRY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4cm" svg:y1="9.302cm" svg:x2="12.912cm" svg:y2="10.502cm" draw:start-shape="id12" draw:start-glue-point="2" draw:end-shape="id14" draw:end-glue-point="0" svg:d="M7804 9302l5108 1200" svg:viewBox="0 0 5109 1201">
          <text:p/>
        </draw:connector>
        <draw:custom-shape draw:style-name="gr13" draw:text-style-name="P24" xml:id="id14" draw:id="id14" draw:layer="layout" svg:width="5.5cm" svg:height="0.8cm" svg:x="10.162cm" svg:y="10.502cm">
          <text:p text:style-name="P16"><text:span text:style-name="T14">SORTGROUPCLAUSE</text:span></text:p>
          <draw:enhanced-geometry svg:viewBox="0 0 21600 21600" draw:type="rectangle" draw:enhanced-path="M 0 0 L 21600 0 21600 21600 0 21600 0 0 Z N"/>
        </draw:custom-shape>
        <draw:frame draw:style-name="gr17" draw:text-style-name="P28" draw:layer="layout" svg:width="10.323cm" svg:height="2.807cm" svg:x="1.039cm" svg:y="3.902cm">
          <draw:text-box>
            <text:p><text:span text:style-name="T18">SELECT schemaname, tablename</text:span></text:p>
            <text:p><text:span text:style-name="T18">FROM pg_tables</text:span></text:p>
            <text:p><text:span text:style-name="T18">WHERE tableowner = 'postgres'</text:span></text:p>
            <text:p><text:span text:style-name="T18">ORDER BY tablename;</text:span></text:p>
          </draw:text-box>
        </draw:frame>
        <draw:custom-shape draw:style-name="gr18" draw:text-style-name="P29" xml:id="id15" draw:id="id15" draw:layer="layout" svg:width="1.581cm" svg:height="2.617cm" draw:transform="rotate (-3.14159265358979) translate (8.595cm 18.617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22" draw:layer="layout" draw:type="line" svg:x1="7.804cm" svg:y1="13.802cm" svg:x2="7.806cm" svg:y2="16.001cm" draw:start-shape="id10" draw:start-glue-point="2" draw:end-shape="id15" draw:end-glue-point="6" svg:d="M7804 13802l2 2199" svg:viewBox="0 0 3 2200">
          <text:p text:style-name="P18"><text:span text:style-name="T14"><text:s text:c="7"/></text:span><text:span text:style-name="T14">oid</text:span></text:p>
        </draw:connector>
        <draw:frame draw:style-name="gr20" draw:text-style-name="P30" draw:layer="layout" svg:width="2.653cm" svg:height="0.806cm" draw:transform="rotate (1.5707963267949) translate (7.401cm 18.642cm)">
          <draw:text-box>
            <text:p text:style-name="P18"><text:span text:style-name="T14">pg_tables</text:span></text:p>
          </draw:text-box>
        </draw:frame>
        <draw:custom-shape draw:style-name="gr21" draw:text-style-name="P19" draw:layer="layout" svg:width="3.302cm" svg:height="1.778cm" svg:x="10.668cm" svg:y="15.494cm">
          <text:p text:style-name="P16"><text:span text:style-name="T6">контроль</text:span></text:p>
          <text:p text:style-name="P16"><text:span text:style-name="T14">доступ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000 -5743.001686340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4"><text:span text:style-name="T6">На этапе семантического разбора анализатор сверяется с системным каталогом и связывает имя «pg_tables» с представлением, имеющим определенный идентификатор (oid) в системном каталоге. Также будут проверены права доступа к этому представлению.</text:span></text:p>
              <text:p text:style-name="P14"><text:span text:style-name="T6"/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Переписывание</text:span></text:p>
          </draw:text-box>
        </draw:frame>
        <draw:custom-shape draw:style-name="gr3" draw:text-style-name="P17" xml:id="id16" draw:id="id16" draw:layer="layout" svg:width="3.6cm" svg:height="3cm" svg:x="1.3cm" svg:y="6.2cm"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17" draw:id="id17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18" draw:id="id18" draw:layer="layout" svg:width="3.6cm" svg:height="3cm" svg:x="19.902cm" svg:y="6.202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16" draw:start-glue-point="1" draw:end-shape="id17" draw:end-glue-point="3" svg:d="M4900 7700l5727 1" svg:viewBox="0 0 5728 2">
          <text:p text:style-name="P18">разбор</text:p>
          <text:p text:style-name="P18">(parse)</text:p>
        </draw:connector>
        <draw:connector draw:style-name="gr5" draw:text-style-name="P18" draw:layer="layout" draw:type="line" svg:x1="14.227cm" svg:y1="7.701cm" svg:x2="19.902cm" svg:y2="7.702cm" draw:start-shape="id17" draw:start-glue-point="1" draw:end-shape="id18" draw:end-glue-point="3" svg:d="M14227 7701l5675 1" svg:viewBox="0 0 5676 2">
          <text:p text:style-name="P18">переписывание</text:p>
          <text:p text:style-name="P18">(rewrite)</text:p>
        </draw:connector>
        <draw:custom-shape draw:style-name="gr22" draw:text-style-name="P19" draw:layer="layout" svg:width="3.172cm" svg:height="1.098cm" svg:x="14.5cm" svg:y="4.926cm">
          <text:p text:style-name="P16"><text:span text:style-name="T6">правил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09.67538607 39485.350318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20" draw:layer="layout" svg:width="16.799cm" svg:height="13.966cm" svg:x="2.1cm" svg:y="14.107cm" presentation:class="notes" presentation:user-transformed="true">
            <draw:text-box>
              <text:p text:style-name="P14"><text:span text:style-name="T6">Во-вторых, запрос </text:span><text:span text:style-name="T15">переписывается</text:span><text:span text:style-name="T6">, или </text:span><text:span text:style-name="T15">трансформируется </text:span><text:span text:style-name="T6">(rewrite)</text:span><text:span text:style-name="T6"><text:line-break/></text:span><text:span text:style-name="T6">с учетом правил.</text:span></text:p>
              <text:p text:style-name="P14"><text:span text:style-name="T6">Важный частный случай переписывания — подстановка текста запроса вместо имени представления. Заметим, что текст представления опять необходимо разобрать, поэтому мы несколько упрощаем, говоря, что первые два этапа происходят друг за другом.</text:span></text:p>
              <text:p text:style-name="P14"><text:span text:style-name="T6"/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custom-shape draw:style-name="gr23" draw:text-style-name="P26" draw:layer="layout" svg:width="10.053cm" svg:height="0.7cm" svg:x="16.617cm" svg:y="8.6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8.907cm" svg:height="0.7cm" svg:x="18.017cm" svg:y="7.9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8.653cm" svg:height="0.7cm" svg:x="18.017cm" svg:y="6.70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1.167cm" svg:height="0.7cm" svg:x="18.999cm" svg:y="4.8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2cm" svg:height="0.7cm" svg:x="18.199cm" svg:y="3.5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6.25cm" svg:height="0.7cm" svg:x="15.917cm" svg:y="10.5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9.96cm" svg:height="0.7cm" svg:x="15.917cm" svg:y="9.803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0.136cm" svg:height="3.481cm" svg:x="1.2cm" svg:y="0.737cm" presentation:class="title" presentation:user-transformed="true">
          <draw:text-box>
            <text:p><text:span text:style-name="T10">Переписывание</text:span></text:p>
          </draw:text-box>
        </draw:frame>
        <draw:custom-shape draw:style-name="gr7" draw:text-style-name="P21" xml:id="id19" draw:id="id19" draw:layer="layout" svg:width="2.5cm" svg:height="1.3cm" svg:x="6.55cm" svg:y="7.501cm">
          <text:p text:style-name="P16"><text:span text:style-name="T14">RTE</text:span></text:p>
          <text:p text:style-name="P16"><text:span text:style-name="T17">pg_tab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20" draw:id="id20" draw:layer="layout" svg:width="2cm" svg:height="0.8cm" svg:x="6.8cm" svg:y="10.001cm">
          <text:p text:style-name="P16"><text:span text:style-name="T14">QUERY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cm" svg:y1="8.801cm" svg:x2="7.8cm" svg:y2="10.001cm" draw:start-shape="id19" draw:start-glue-point="2" draw:end-shape="id20" draw:end-glue-point="0" svg:d="M7800 8801v1200" svg:viewBox="0 0 1 1201">
          <text:p/>
        </draw:connector>
        <draw:custom-shape draw:style-name="gr7" draw:text-style-name="P21" xml:id="id24" draw:id="id24" draw:layer="layout" svg:width="2.5cm" svg:height="1.3cm" svg:x="2.82cm" svg:y="18.501cm">
          <text:p text:style-name="P16"><text:span text:style-name="T14">RTE</text:span></text:p>
          <text:p text:style-name="P16"><text:span text:style-name="T17">pg_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25" draw:id="id25" draw:layer="layout" svg:width="3.5cm" svg:height="1.3cm" svg:x="6.25cm" svg:y="18.501cm">
          <text:p text:style-name="P16"><text:span text:style-name="T14">RTE</text:span></text:p>
          <text:p text:style-name="P16"><text:span text:style-name="T17">pg_namesp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27" draw:id="id27" draw:layer="layout" svg:width="3.5cm" svg:height="1.3cm" svg:x="8.06cm" svg:y="16.001cm">
          <text:p text:style-name="P16"><text:span text:style-name="T14">RTE</text:span></text:p>
          <text:p text:style-name="P16"><text:span text:style-name="T17">pg_tablesp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xml:id="id21" draw:id="id21" draw:layer="layout" svg:width="3cm" svg:height="0.8cm" svg:x="6.302cm" svg:y="12.001cm">
          <text:p text:style-name="P16"><text:span text:style-name="T14">FROMEXPR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cm" svg:y1="10.801cm" svg:x2="7.802cm" svg:y2="12.001cm" draw:start-shape="id20" draw:start-glue-point="2" draw:end-shape="id21" draw:end-glue-point="0" svg:d="M7800 10801l2 1200" svg:viewBox="0 0 3 1201">
          <text:p/>
        </draw:connector>
        <draw:custom-shape draw:style-name="gr11" draw:text-style-name="P21" xml:id="id22" draw:id="id22" draw:layer="layout" svg:width="3cm" svg:height="0.8cm" svg:x="6.3cm" svg:y="14.001cm">
          <text:p text:style-name="P16"><text:span text:style-name="T14">JOINEXPR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2cm" svg:y1="12.801cm" svg:x2="7.8cm" svg:y2="14.001cm" draw:start-shape="id21" draw:start-glue-point="2" draw:end-shape="id22" draw:end-glue-point="0" svg:d="M7802 12801l-2 1200" svg:viewBox="0 0 3 1201">
          <text:p/>
        </draw:connector>
        <draw:custom-shape draw:style-name="gr11" draw:text-style-name="P21" xml:id="id23" draw:id="id23" draw:layer="layout" svg:width="3cm" svg:height="0.8cm" svg:x="4.3cm" svg:y="16.001cm">
          <text:p text:style-name="P16"><text:span text:style-name="T14">JOINEXPR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cm" svg:y1="14.801cm" svg:x2="5.8cm" svg:y2="16.001cm" draw:start-shape="id22" draw:start-glue-point="2" draw:end-shape="id23" draw:end-glue-point="0" svg:d="M7800 14801l-2000 1200" svg:viewBox="0 0 2001 1201">
          <text:p/>
        </draw:connector>
        <draw:connector draw:style-name="gr8" draw:text-style-name="P22" draw:layer="layout" draw:type="line" svg:x1="5.8cm" svg:y1="16.801cm" svg:x2="4.07cm" svg:y2="18.501cm" draw:start-shape="id23" draw:start-glue-point="2" draw:end-shape="id24" draw:end-glue-point="0" svg:d="M5800 16801l-1730 1700" svg:viewBox="0 0 1731 1701">
          <text:p/>
        </draw:connector>
        <draw:connector draw:style-name="gr8" draw:text-style-name="P22" draw:layer="layout" draw:type="line" svg:x1="5.8cm" svg:y1="16.801cm" svg:x2="8cm" svg:y2="18.501cm" draw:start-shape="id23" draw:start-glue-point="2" draw:end-shape="id25" draw:end-glue-point="0" svg:d="M5800 16801l2200 1700" svg:viewBox="0 0 2201 1701">
          <text:p/>
        </draw:connector>
        <draw:custom-shape draw:style-name="gr29" draw:text-style-name="P17" xml:id="id26" draw:id="id26" draw:layer="layout" svg:width="5cm" svg:height="1.3cm" svg:x="10.63cm" svg:y="18.501cm">
          <text:p text:style-name="P16"><text:span text:style-name="T14">OPEXPR</text:span></text:p>
          <text:p text:style-name="P16"><text:span text:style-name="T17">n.oid = c.relnamespac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5.8cm" svg:y1="16.801cm" svg:x2="13.13cm" svg:y2="18.501cm" draw:start-shape="id23" draw:start-glue-point="2" draw:end-shape="id26" draw:end-glue-point="0" svg:d="M5800 16801l7330 1700" svg:viewBox="0 0 7331 1701">
          <text:p/>
        </draw:connector>
        <draw:connector draw:style-name="gr8" draw:text-style-name="P22" draw:layer="layout" draw:type="line" svg:x1="7.8cm" svg:y1="14.801cm" svg:x2="9.81cm" svg:y2="16.001cm" draw:start-shape="id22" draw:start-glue-point="2" draw:end-shape="id27" draw:end-glue-point="0" svg:d="M7800 14801l2010 1200" svg:viewBox="0 0 2011 1201">
          <text:p/>
        </draw:connector>
        <draw:custom-shape draw:style-name="gr9" draw:text-style-name="P17" xml:id="id28" draw:id="id28" draw:layer="layout" svg:width="4.5cm" svg:height="1.3cm" svg:x="12.24cm" svg:y="16.001cm">
          <text:p text:style-name="P16"><text:span text:style-name="T14">OPEXPR</text:span></text:p>
          <text:p text:style-name="P16"><text:span text:style-name="T17">t.oid = c.reltablespac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cm" svg:y1="14.801cm" svg:x2="14.49cm" svg:y2="16.001cm" draw:start-shape="id22" draw:start-glue-point="2" draw:end-shape="id28" draw:end-glue-point="0" svg:d="M7800 14801l6690 1200" svg:viewBox="0 0 6691 1201">
          <text:p/>
        </draw:connector>
        <draw:connector draw:style-name="gr8" draw:text-style-name="P22" draw:layer="layout" draw:type="line" svg:x1="7.802cm" svg:y1="12.801cm" svg:x2="12.463cm" svg:y2="14.001cm" draw:start-shape="id21" draw:start-glue-point="2" draw:end-shape="id29" draw:end-glue-point="0" svg:d="M7802 12801l4661 1200" svg:viewBox="0 0 4662 1201">
          <text:p/>
        </draw:connector>
        <draw:custom-shape draw:style-name="gr30" draw:text-style-name="P17" xml:id="id29" draw:id="id29" draw:layer="layout" svg:width="4cm" svg:height="1.3cm" svg:x="10.463cm" svg:y="14.001cm">
          <text:p text:style-name="P16"><text:span text:style-name="T14">OPEXPR</text:span></text:p>
          <text:p text:style-name="P16"><text:span text:style-name="T17">c.relkind = 'r'::"char"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cm" svg:y1="10.801cm" svg:x2="3.31cm" svg:y2="12.001cm" draw:start-shape="id20" draw:start-glue-point="2" draw:end-shape="id30" draw:end-glue-point="0" svg:d="M7800 10801l-4490 1200" svg:viewBox="0 0 4491 1201">
          <text:p/>
        </draw:connector>
        <draw:custom-shape draw:style-name="gr12" draw:text-style-name="P23" xml:id="id30" draw:id="id30" draw:layer="layout" svg:width="4cm" svg:height="0.8cm" svg:x="1.31cm" svg:y="12.001cm">
          <text:p text:style-name="P16"><text:span text:style-name="T14">TARGETENTRY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2cm" svg:y1="6.301cm" svg:x2="7.8cm" svg:y2="7.501cm" draw:start-shape="id31" draw:end-shape="id19" draw:end-glue-point="0" svg:d="M7802 6301l-2 1200" svg:viewBox="0 0 3 1201">
          <text:p/>
        </draw:connector>
        <draw:connector draw:style-name="gr8" draw:text-style-name="P22" draw:layer="layout" draw:type="line" svg:x1="7.802cm" svg:y1="6.301cm" svg:x2="12.133cm" svg:y2="7.501cm" draw:start-shape="id31" draw:start-glue-point="2" draw:end-shape="id32" draw:end-glue-point="0" svg:d="M7802 6301l4331 1200" svg:viewBox="0 0 4332 1201">
          <text:p/>
        </draw:connector>
        <draw:custom-shape draw:style-name="gr9" draw:text-style-name="P17" xml:id="id32" draw:id="id32" draw:layer="layout" svg:width="4.5cm" svg:height="1.3cm" svg:x="9.883cm" svg:y="7.501cm">
          <text:p text:style-name="P16"><text:span text:style-name="T14">OPEXPR</text:span></text:p>
          <text:p text:style-name="P16"><text:span text:style-name="T17">tableowner = 'postgres'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33" draw:id="id33" draw:layer="layout" svg:width="2cm" svg:height="0.8cm" svg:x="6.802cm" svg:y="3.501cm">
          <text:p text:style-name="P16"><text:span text:style-name="T14">QUE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xml:id="id31" draw:id="id31" draw:layer="layout" svg:width="3cm" svg:height="0.8cm" svg:x="6.302cm" svg:y="5.501cm">
          <text:p text:style-name="P16"><text:span text:style-name="T14">FROMEXPR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2cm" svg:y1="4.301cm" svg:x2="7.802cm" svg:y2="5.501cm" draw:start-shape="id33" draw:start-glue-point="2" draw:end-shape="id31" draw:end-glue-point="0" svg:d="M7802 4301v1200" svg:viewBox="0 0 1 1201">
          <text:p/>
        </draw:connector>
        <draw:connector draw:style-name="gr8" draw:text-style-name="P22" draw:layer="layout" draw:type="line" svg:x1="7.802cm" svg:y1="4.301cm" svg:x2="3.492cm" svg:y2="5.501cm" draw:start-shape="id33" draw:start-glue-point="2" draw:end-shape="id34" draw:end-glue-point="0" svg:d="M7802 4301l-4310 1200" svg:viewBox="0 0 4311 1201">
          <text:p/>
        </draw:connector>
        <draw:custom-shape draw:style-name="gr31" draw:text-style-name="P23" xml:id="id34" draw:id="id34" draw:layer="layout" svg:width="3.936cm" svg:height="0.8cm" svg:x="1.524cm" svg:y="5.501cm">
          <text:p text:style-name="P16"><text:span text:style-name="T14">TARGETENTRY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7.802cm" svg:y1="4.301cm" svg:x2="12.91cm" svg:y2="5.501cm" draw:start-shape="id33" draw:start-glue-point="2" draw:end-shape="id35" draw:end-glue-point="0" svg:d="M7802 4301l5108 1200" svg:viewBox="0 0 5109 1201">
          <text:p/>
        </draw:connector>
        <draw:custom-shape draw:style-name="gr13" draw:text-style-name="P24" xml:id="id35" draw:id="id35" draw:layer="layout" svg:width="5.5cm" svg:height="0.8cm" svg:x="10.16cm" svg:y="5.501cm">
          <text:p text:style-name="P16"><text:span text:style-name="T14">SORTGROUPCLAUSE</text:span></text:p>
          <draw:enhanced-geometry svg:viewBox="0 0 21600 21600" draw:type="rectangle" draw:enhanced-path="M 0 0 L 21600 0 21600 21600 0 21600 0 0 Z N"/>
        </draw:custom-shape>
        <draw:frame draw:style-name="gr32" draw:text-style-name="P28" draw:layer="layout" svg:width="11.339cm" svg:height="7.919cm" svg:x="15.737cm" svg:y="3.401cm">
          <draw:text-box>
            <text:p><text:span text:style-name="T18">SELECT schemaname, tablename</text:span></text:p>
            <text:p><text:span text:style-name="T18">FROM (</text:span></text:p>
            <text:p><text:span text:style-name="T19"><text:s text:c="2"/></text:span><text:span text:style-name="T18">SELECT ...</text:span></text:p>
            <text:p><text:span text:style-name="T19"><text:s text:c="2"/></text:span><text:span text:style-name="T18">FROM pg_class c</text:span></text:p>
            <text:p><text:span text:style-name="T18"><text:s text:c="4"/></text:span><text:span text:style-name="T18">LEFT JOIN pg_namespace n</text:span></text:p>
            <text:p><text:span text:style-name="T19"><text:s text:c="6"/></text:span><text:span text:style-name="T18">ON n.oid = c.relnamespace</text:span></text:p>
            <text:p><text:span text:style-name="T19"><text:s text:c="4"/></text:span><text:span text:style-name="T18">LEFT JOIN pg_tablespace t</text:span></text:p>
            <text:p><text:span text:style-name="T18"><text:s text:c="6"/></text:span><text:span text:style-name="T18">ON t.oid = c.reltablespace</text:span></text:p>
            <text:p><text:span text:style-name="T18"><text:s text:c="2"/></text:span><text:span text:style-name="T18">WHERE c.relkind = 'r'::"char"</text:span></text:p>
            <text:p><text:span text:style-name="T19">)</text:span></text:p>
            <text:p><text:span text:style-name="T18">WHERE tableowner = 'postgres'</text:span></text:p>
            <text:p><text:span text:style-name="T18">ORDER BY tablenam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4"><text:span text:style-name="T6">На слайде приведен запрос с подставленным текстом представления (это условность: реально в таком виде запрос не существует — вся работа по переписыванию происходит только с деревом запроса).</text:span></text:p>
              <text:p text:style-name="P14"><text:span text:style-name="T6">Родительский узел поддерева, соответствующего подзапросу, — тот узел, который ссылается на это представление. На рисунке в этом поддереве хорошо видна древовидная структура запроса.</text:span></text:p>
              <text:p text:style-name="P14"><text:span text:style-name="T6">Дерево после переписывания можно увидеть в журнале сообщений сервера, установив параметр </text:span><text:span text:style-name="T15">debug_print_rewritten</text:span><text:span text:style-name="T6">.</text:span></text:p>
              <text:p text:style-name="P14"><text:span text:style-name="T6"/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Планирование</text:span></text:p>
          </draw:text-box>
        </draw:frame>
        <draw:custom-shape draw:style-name="gr3" draw:text-style-name="P17" xml:id="id36" draw:id="id36" draw:layer="layout" svg:width="3.6cm" svg:height="3cm" svg:x="1.3cm" svg:y="6.2cm"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37" draw:id="id37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38" draw:id="id38" draw:layer="layout" svg:width="3.6cm" svg:height="3cm" svg:x="19.902cm" svg:y="6.202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36" draw:start-glue-point="1" draw:end-shape="id37" draw:end-glue-point="3" svg:d="M4900 7700l5727 1" svg:viewBox="0 0 5728 2">
          <text:p text:style-name="P18">разбор</text:p>
          <text:p text:style-name="P18">(parse)</text:p>
        </draw:connector>
        <draw:connector draw:style-name="gr5" draw:text-style-name="P18" draw:layer="layout" draw:type="line" svg:x1="14.227cm" svg:y1="7.701cm" svg:x2="19.902cm" svg:y2="7.702cm" draw:start-shape="id37" draw:start-glue-point="1" draw:end-shape="id38" draw:end-glue-point="3" svg:d="M14227 7701l5675 1" svg:viewBox="0 0 5676 2">
          <text:p text:style-name="P18">переписывание</text:p>
          <text:p text:style-name="P18">(rewrite)</text:p>
        </draw:connector>
        <draw:custom-shape draw:style-name="gr33" draw:text-style-name="P17" xml:id="id39" draw:id="id39" draw:layer="layout" svg:width="3.6cm" svg:height="3cm" svg:x="19.903cm" svg:y="13.603cm">
          <text:p text:style-name="P16"><text:span text:style-name="T14">план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21.702cm" svg:y1="9.202cm" svg:x2="21.703cm" svg:y2="13.603cm" draw:start-shape="id38" draw:start-glue-point="2" draw:end-shape="id39" draw:end-glue-point="0" svg:d="M21702 9202l1 4401" svg:viewBox="0 0 2 4402">
          <text:p text:style-name="P18">планирование</text:p>
          <text:p text:style-name="P18">(plan)</text:p>
        </draw:connector>
        <draw:custom-shape draw:style-name="gr34" draw:text-style-name="P19" draw:layer="layout" svg:width="3.653cm" svg:height="1.098cm" svg:x="23.401cm" svg:y="11.982cm">
          <text:p text:style-name="P16"><text:span text:style-name="T6">статисти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41.37931034483 -8176.16014558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20" draw:layer="layout" svg:width="16.799cm" svg:height="13.966cm" svg:x="2.1cm" svg:y="14.107cm" presentation:class="notes" presentation:user-transformed="true">
            <draw:text-box>
              <text:p text:style-name="P14"><text:span text:style-name="T6">В-третьих, запрос </text:span><text:span text:style-name="T15">планируется</text:span><text:span text:style-name="T6"> (plan).</text:span></text:p>
              <text:p text:style-name="P14"><text:span text:style-name="T6">SQL — декларативный язык, и один запрос можно выполнить разными способами. Планировщик (он же оптимизатор) перебирает различные способы выполнения и оценивает их. Оценка дается на основе некоторой математической модели исходя из информации об обрабатываемых данных (статистики).</text:span></text:p>
              <text:p text:style-name="P14"><text:span text:style-name="T6">Тот способ выполнения, для которого прогнозируется минимальная стоимость, представляется в виде дерева плана.</text:span></text:p>
              <text:p text:style-name="P14"><text:span text:style-name="T6"/></text:p>
            </draw:text-box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custom-shape draw:style-name="gr35" draw:text-style-name="P25" draw:layer="layout" svg:width="1.477cm" svg:height="0.7cm" svg:x="1.317cm" svg:y="3.4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9.129cm" svg:height="1.4cm" svg:x="6.017cm" svg:y="6.7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12.493cm" svg:height="0.7cm" svg:x="4.017cm" svg:y="5.40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6.365cm" svg:height="0.7cm" svg:x="2.017cm" svg:y="4.103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0.136cm" svg:height="3.481cm" svg:x="1.2cm" svg:y="0.737cm" presentation:class="title" presentation:user-transformed="true">
          <draw:text-box>
            <text:p><text:span text:style-name="T10">Планирование</text:span></text:p>
          </draw:text-box>
        </draw:frame>
        <draw:custom-shape draw:style-name="gr11" draw:text-style-name="P21" xml:id="id40" draw:id="id40" draw:layer="layout" svg:width="3cm" svg:height="0.8cm" svg:x="8.2cm" svg:y="14.001cm">
          <text:p text:style-name="P16"><text:span text:style-name="T14">NESTLO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xml:id="id41" draw:id="id41" draw:layer="layout" svg:width="3cm" svg:height="1.3cm" svg:x="6.26cm" svg:y="16.001cm">
          <text:p text:style-name="P16"><text:span text:style-name="T14">SEQSCAN</text:span></text:p>
          <text:p text:style-name="P16"><text:span text:style-name="T17">pg_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42" draw:id="id42" draw:layer="layout" svg:width="3.5cm" svg:height="1.3cm" svg:x="10.19cm" svg:y="16.001cm">
          <text:p text:style-name="P16"><text:span text:style-name="T14">SEQSCAN</text:span></text:p>
          <text:p text:style-name="P16"><text:span text:style-name="T17">pg_namespac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9.7cm" svg:y1="14.801cm" svg:x2="7.76cm" svg:y2="16.001cm" draw:start-shape="id40" draw:start-glue-point="2" draw:end-shape="id41" draw:end-glue-point="0" svg:d="M9700 14801l-1940 1200" svg:viewBox="0 0 1941 1201">
          <text:p/>
        </draw:connector>
        <draw:connector draw:style-name="gr8" draw:text-style-name="P22" draw:layer="layout" draw:type="line" svg:x1="9.7cm" svg:y1="14.801cm" svg:x2="11.94cm" svg:y2="16.001cm" draw:start-shape="id40" draw:start-glue-point="2" draw:end-shape="id42" draw:end-glue-point="0" svg:d="M9700 14801l2240 1200" svg:viewBox="0 0 2241 1201">
          <text:p/>
        </draw:connector>
        <draw:custom-shape draw:style-name="gr29" draw:text-style-name="P17" xml:id="id45" draw:id="id45" draw:layer="layout" svg:width="5cm" svg:height="1.3cm" svg:x="14.73cm" svg:y="16.001cm">
          <text:p text:style-name="P16"><text:span text:style-name="T14">OPEXPR</text:span></text:p>
          <text:p text:style-name="P16"><text:span text:style-name="T17">n.oid = c.relnamespac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48" draw:id="id48" draw:layer="layout" svg:width="9cm" svg:height="1.8cm" svg:x="3.26cm" svg:y="18.001cm">
          <text:p text:style-name="P16"><text:span text:style-name="T14">OPEXPR</text:span></text:p>
          <text:p text:style-name="P16"><text:span text:style-name="T17">c.relkind = 'r'::"char"</text:span></text:p>
          <text:p text:style-name="P16"><text:span text:style-name="T17">pg_get_userbyid(relowner) = 'postgres'::nam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9.7cm" svg:y1="14.801cm" svg:x2="3.31cm" svg:y2="16.001cm" draw:start-shape="id40" draw:start-glue-point="2" draw:end-shape="id43" draw:end-glue-point="0" svg:d="M9700 14801l-6390 1200" svg:viewBox="0 0 6391 1201">
          <text:p/>
        </draw:connector>
        <draw:custom-shape draw:style-name="gr12" draw:text-style-name="P23" xml:id="id43" draw:id="id43" draw:layer="layout" svg:width="4cm" svg:height="0.8cm" svg:x="1.31cm" svg:y="16.001cm">
          <text:p text:style-name="P16"><text:span text:style-name="T14">TARGETENTRY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9.7cm" svg:y1="12.802cm" svg:x2="9.7cm" svg:y2="14.001cm" draw:start-shape="id44" draw:end-shape="id40" draw:end-glue-point="0" svg:d="M9700 12802v1199" svg:viewBox="0 0 1 1200">
          <text:p/>
        </draw:connector>
        <draw:connector draw:style-name="gr8" draw:text-style-name="P22" draw:layer="layout" draw:type="line" svg:x1="9.7cm" svg:y1="14.801cm" svg:x2="17.23cm" svg:y2="16.001cm" draw:start-shape="id40" draw:start-glue-point="2" draw:end-shape="id45" draw:end-glue-point="0" svg:d="M9700 14801l7530 1200" svg:viewBox="0 0 7531 1201">
          <text:p/>
        </draw:connector>
        <draw:custom-shape draw:style-name="gr41" draw:text-style-name="P21" xml:id="id46" draw:id="id46" draw:layer="layout" svg:width="4cm" svg:height="0.8cm" svg:x="7.7cm" svg:y="10.001cm">
          <text:p text:style-name="P16"><text:span text:style-name="T14">PLANNEDSTMT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xml:id="id44" draw:id="id44" draw:layer="layout" svg:width="3cm" svg:height="0.8cm" svg:x="8.2cm" svg:y="12.002cm">
          <text:p text:style-name="P16"><text:span text:style-name="T14">SORT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9.7cm" svg:y1="10.801cm" svg:x2="9.7cm" svg:y2="12.002cm" draw:start-shape="id46" draw:start-glue-point="2" draw:end-shape="id44" draw:end-glue-point="0" svg:d="M9700 10801v1201" svg:viewBox="0 0 1 1202">
          <text:p/>
        </draw:connector>
        <draw:connector draw:style-name="gr8" draw:text-style-name="P22" draw:layer="layout" draw:type="line" svg:x1="9.7cm" svg:y1="12.802cm" svg:x2="5.16cm" svg:y2="14.001cm" draw:start-shape="id44" draw:start-glue-point="2" draw:end-shape="id47" draw:end-glue-point="0" svg:d="M9700 12802l-4540 1199" svg:viewBox="0 0 4541 1200">
          <text:p/>
        </draw:connector>
        <draw:custom-shape draw:style-name="gr12" draw:text-style-name="P23" xml:id="id47" draw:id="id47" draw:layer="layout" svg:width="4cm" svg:height="0.8cm" svg:x="3.16cm" svg:y="14.001cm">
          <text:p text:style-name="P16"><text:span text:style-name="T14">TARGETENTRY</text:span></text:p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25.224cm" svg:height="5.363cm" svg:x="1.037cm" svg:y="3.402cm">
          <draw:text-box>
            <text:p><text:span text:style-name="T18">Sort</text:span><text:span text:style-name="T19"> <text:s/>(cost=19.59..19.59 rows=1 width=128)</text:span></text:p>
            <text:p><text:span text:style-name="T18"><text:s text:c="2"/></text:span><text:span text:style-name="T18">Sort Key: c.relname</text:span></text:p>
            <text:p><text:span text:style-name="T19"><text:s text:c="2"/></text:span><text:span text:style-name="T19">-&gt; <text:s/>Nested Loop Left Join <text:s/>(cost=0.00..19.58 rows=1 width=128)</text:span></text:p>
            <text:p><text:span text:style-name="T18"><text:s text:c="8"/></text:span><text:span text:style-name="T18">Join Filter: (n.oid = c.relnamespace)</text:span></text:p>
            <text:p><text:span text:style-name="T19"><text:s text:c="8"/></text:span><text:span text:style-name="T19">-&gt; <text:s/>Seq Scan on pg_class c <text:s/>(cost=0.00..18.44 rows=1 width=72)</text:span></text:p>
            <text:p><text:span text:style-name="T18"><text:s text:c="14"/></text:span><text:span text:style-name="T18">Filter: ((relkind = 'r'::"char") AND <text:s text:c="19"/></text:span></text:p>
            <text:p><text:span text:style-name="T18"><text:s text:c="23"/></text:span><text:span text:style-name="T18">(pg_get_userbyid(relowner) = 'postgres'::name))</text:span></text:p>
            <text:p><text:span text:style-name="T19"><text:s text:c="8"/></text:span><text:span text:style-name="T19">-&gt; <text:s/>Seq Scan on pg_namespace n <text:s/>(cost=0.00..1.06 rows=6 width=68)</text:span></text:p>
          </draw:text-box>
        </draw:frame>
        <draw:connector draw:style-name="gr8" draw:text-style-name="P22" draw:layer="layout" draw:type="line" svg:x1="7.76cm" svg:y1="17.301cm" svg:x2="7.76cm" svg:y2="18.001cm" draw:start-shape="id41" draw:start-glue-point="2" draw:end-shape="id48" draw:end-glue-point="0" svg:d="M7760 17301v700" svg:viewBox="0 0 1 701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4"><text:span text:style-name="T6">На слайде приведен пример дерева плана, которое представляет способ выполнения запроса.</text:span></text:p>
              <text:p text:style-name="P14"><text:span text:style-name="T6">Здесь операции Seq Scan – это чтение соответствующих таблиц,</text:span><text:span text:style-name="T6"><text:line-break/></text:span><text:span text:style-name="T6">а Nested Loop – способ соединения двух таблиц. В виде текста на слайде приведен план выполнения в том виде, как его показывает команда EXPLAIN. Подробно о методах доступа к данным, о способах соединения и об EXPLAIN мы будем говорить в следующих темах.</text:span></text:p>
              <text:p text:style-name="P14"><text:span text:style-name="T6">Пока имеет смысл обратить внимание на два момента:</text:span></text:p>
              <text:list text:style-name="L1">
                <text:list-item>
                  <text:p text:style-name="P32"><text:span text:style-name="T6">из трех таблиц осталось только две: планировщик сообразил, что одна из таблиц не нужна для получения результата и ее можно безболезненно удалить из дерева плана;</text:span></text:p>
                </text:list-item>
                <text:list-item>
                  <text:p text:style-name="P32"><text:span text:style-name="T6">каждый узел дерева снабжен информацией о предполагаемом числе строк (rows) и о стоимости (cost).</text:span></text:p>
                </text:list-item>
              </text:list>
              <text:p text:style-name="P14"><text:span text:style-name="T6">Для интересующихся — увидеть «настоящее» дерево плана можно, установив параметр </text:span><text:span text:style-name="T15">debug_print_plan</text:span><text:span text:style-name="T6">.</text:span></text:p>
            </draw:text-box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Выполнение</text:span></text:p>
          </draw:text-box>
        </draw:frame>
        <draw:custom-shape draw:style-name="gr3" draw:text-style-name="P17" xml:id="id49" draw:id="id49" draw:layer="layout" svg:width="3.6cm" svg:height="3cm" svg:x="1.3cm" svg:y="6.2cm"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50" draw:id="id50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51" draw:id="id51" draw:layer="layout" svg:width="3.6cm" svg:height="3cm" svg:x="19.902cm" svg:y="6.202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49" draw:start-glue-point="1" draw:end-shape="id50" draw:end-glue-point="3" svg:d="M4900 7700l5727 1" svg:viewBox="0 0 5728 2">
          <text:p text:style-name="P18">разбор</text:p>
          <text:p text:style-name="P18">(parse)</text:p>
        </draw:connector>
        <draw:connector draw:style-name="gr5" draw:text-style-name="P18" draw:layer="layout" draw:type="line" svg:x1="14.227cm" svg:y1="7.701cm" svg:x2="19.902cm" svg:y2="7.702cm" draw:start-shape="id50" draw:start-glue-point="1" draw:end-shape="id51" draw:end-glue-point="3" svg:d="M14227 7701l5675 1" svg:viewBox="0 0 5676 2">
          <text:p text:style-name="P18">переписывание</text:p>
          <text:p text:style-name="P18">(rewrite)</text:p>
        </draw:connector>
        <draw:custom-shape draw:style-name="gr33" draw:text-style-name="P17" xml:id="id52" draw:id="id52" draw:layer="layout" svg:width="3.6cm" svg:height="3cm" svg:x="19.903cm" svg:y="13.603cm">
          <text:p text:style-name="P16"><text:span text:style-name="T14">план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21.702cm" svg:y1="9.202cm" svg:x2="21.703cm" svg:y2="13.603cm" draw:start-shape="id51" draw:start-glue-point="2" draw:end-shape="id52" draw:end-glue-point="0" svg:d="M21702 9202l1 4401" svg:viewBox="0 0 2 4402">
          <text:p text:style-name="P18">планирование</text:p>
          <text:p text:style-name="P18">(plan)</text:p>
        </draw:connector>
        <draw:custom-shape draw:style-name="gr4" draw:text-style-name="P17" xml:id="id53" draw:id="id53" draw:layer="layout" svg:width="3.6cm" svg:height="3cm" svg:x="10.63cm" svg:y="13.604cm">
          <text:p text:style-name="P16"><text:span text:style-name="T14">результа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19.903cm" svg:y1="15.103cm" svg:x2="14.23cm" svg:y2="15.104cm" draw:start-shape="id52" draw:start-glue-point="3" draw:end-shape="id53" draw:end-glue-point="1" svg:d="M19903 15103l-5673 1" svg:viewBox="0 0 5674 2">
          <text:p text:style-name="P18">выполнение</text:p>
          <text:p text:style-name="P18">(execute)</text:p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20" draw:layer="layout" svg:width="16.799cm" svg:height="13.966cm" svg:x="2.1cm" svg:y="14.207cm" presentation:class="notes" presentation:user-transformed="true">
            <draw:text-box>
              <text:p text:style-name="P14"><text:span text:style-name="T6">В-четвертых, запрос </text:span><text:span text:style-name="T15">выполняется</text:span><text:span text:style-name="T6"> (execute) в соответствии</text:span><text:span text:style-name="T6"><text:line-break/></text:span><text:span text:style-name="T6">с выбранным планом, и результат возвращается клиенту.</text:span></text:p>
              <text:p text:style-name="P14"><text:span text:style-name="T6">Задав параметрам </text:span><text:span text:style-name="T15">log_parser_stats</text:span><text:span text:style-name="T16">, </text:span><text:span text:style-name="T15">log_planner_stats</text:span><text:span text:style-name="T6"> и </text:span><text:span text:style-name="T15">log_executor_stats</text:span><text:span text:style-name="T6"> значение on, можно вывести в журнал подробную статистику каждого этапа. Но на практике это обычно не требуется.</text:span></text:p>
              <text:p text:style-name="P14"><text:span text:style-name="T20"><text:a xlink:href="https://postgrespro.ru/docs/postgresql/16/query-path" xlink:type="simple">https://postgrespro.ru/docs/postgresql/16/query-path</text:a></text:span><text:span text:style-name="T20"><text:s/></text:span></text:p>
            </draw:text-box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44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frame presentation:style-name="pr12" draw:layer="layout" svg:width="20.136cm" svg:height="3.481cm" svg:x="1.2cm" svg:y="0.737cm" presentation:class="title" presentation:user-transformed="true">
          <draw:text-box>
            <text:p><text:span text:style-name="T10">Выполнение</text:span></text:p>
          </draw:text-box>
        </draw:frame>
        <draw:custom-shape draw:style-name="gr45" draw:text-style-name="P21" xml:id="id54" draw:id="id54" draw:layer="layout" svg:width="5cm" svg:height="1.3cm" svg:x="14.152cm" svg:y="14.445cm">
          <text:p text:style-name="P16"><text:span text:style-name="T14">NESTLOOP</text:span></text:p>
          <text:p text:style-name="P16"><text:span text:style-name="T22">n.oid = c.relname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1" xml:id="id55" draw:id="id55" draw:layer="layout" svg:width="7.9cm" svg:height="2.3cm" svg:x="9.76cm" svg:y="16.945cm">
          <text:p text:style-name="P16"><text:span text:style-name="T14">SEQSCAN </text:span></text:p>
          <text:p text:style-name="P16"><text:span text:style-name="T17">pg_class</text:span></text:p>
          <text:p text:style-name="P16"><text:span text:style-name="T22">c.relkind = 'r' AND</text:span></text:p>
          <text:p text:style-name="P16"><text:span text:style-name="T22">pg_get_userbyid(relowner) = 'postgres'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56" draw:id="id56" draw:layer="layout" svg:width="3.5cm" svg:height="1.3cm" svg:x="18.922cm" svg:y="16.945cm">
          <text:p text:style-name="P16"><text:span text:style-name="T14">SEQSCAN</text:span></text:p>
          <text:p text:style-name="P16"><text:span text:style-name="T17">pg_namespac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16.652cm" svg:y1="15.745cm" svg:x2="13.71cm" svg:y2="16.945cm" draw:start-shape="id54" draw:start-glue-point="2" draw:end-shape="id55" draw:end-glue-point="0" svg:d="M16652 15745l-2942 1200" svg:viewBox="0 0 2943 1201">
          <text:p/>
        </draw:connector>
        <draw:connector draw:style-name="gr8" draw:text-style-name="P22" draw:layer="layout" draw:type="line" svg:x1="16.652cm" svg:y1="15.745cm" svg:x2="20.672cm" svg:y2="16.945cm" draw:start-shape="id54" draw:start-glue-point="2" draw:end-shape="id56" draw:end-glue-point="0" svg:d="M16652 15745l4020 1200" svg:viewBox="0 0 4021 1201">
          <text:p/>
        </draw:connector>
        <draw:connector draw:style-name="gr8" draw:text-style-name="P22" draw:layer="layout" draw:type="line" svg:x1="16.65cm" svg:y1="13.246cm" svg:x2="16.652cm" svg:y2="14.445cm" draw:start-shape="id57" draw:end-shape="id54" draw:end-glue-point="0" svg:d="M16650 13246l2 1199" svg:viewBox="0 0 3 1200">
          <text:p/>
        </draw:connector>
        <draw:custom-shape draw:style-name="gr39" draw:text-style-name="P21" xml:id="id57" draw:id="id57" draw:layer="layout" svg:width="3cm" svg:height="1.3cm" svg:x="15.15cm" svg:y="11.946cm">
          <text:p text:style-name="P16"><text:span text:style-name="T14">SORT</text:span></text:p>
          <text:p text:style-name="P16"><text:span text:style-name="T22">c.relname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694cm" svg:height="1.288cm" svg:x="19.916cm" svg:y="13.178cm">
          <text:p text:style-name="P16"><text:span text:style-name="T6">соединени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05.5751014885 27163.38246702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19" draw:layer="layout" svg:width="3.694cm" svg:height="1.482cm" svg:x="23.128cm" svg:y="15.712cm">
          <text:p text:style-name="P16"><text:span text:style-name="T6">доступ</text:span></text:p>
          <text:p text:style-name="P16"><text:span text:style-name="T6">к данным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05.5751014885 23609.979770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4" draw:text-style-name="P34" draw:layer="layout" svg:width="25.6cm" svg:height="14.758cm" svg:x="1.2cm" svg:y="4.8cm" presentation:class="outline" presentation:user-transformed="true">
          <draw:text-box>
            <text:list text:style-name="L3">
              <text:list-item>
                <text:p text:style-name="P8"><text:span text:style-name="T23">Конвейер</text:span></text:p>
                <text:list>
                  <text:list-item>
                    <text:p text:style-name="P12"><text:span text:style-name="T24">обход дерева от корня вниз</text:span></text:p>
                  </text:list-item>
                  <text:list-item>
                    <text:p text:style-name="P13"><text:span text:style-name="T24">данные передаются наверх — по мере поступления или все сразу</text:span></text:p>
                  </text:list-item>
                </text:list>
              </text:list-item>
              <text:list-item>
                <text:p text:style-name="P8"><text:span text:style-name="T23">Доступ к данным</text:span></text:p>
                <text:list>
                  <text:list-item>
                    <text:p text:style-name="P13"><text:span text:style-name="T25">чтение таблиц, индексов</text:span></text:p>
                  </text:list-item>
                </text:list>
              </text:list-item>
              <text:list-item>
                <text:p text:style-name="P8"><text:span text:style-name="T26">Соединения</text:span></text:p>
                <text:list>
                  <text:list-item>
                    <text:p text:style-name="P12"><text:span text:style-name="T25">всегда попарно</text:span></text:p>
                  </text:list-item>
                  <text:list-item>
                    <text:p text:style-name="P13"><text:span text:style-name="T25">важен порядок</text:span></text:p>
                  </text:list-item>
                </text:list>
              </text:list-item>
              <text:list-item>
                <text:p text:style-name="P8"><text:span text:style-name="T26">Другие операции</text:span></text:p>
              </text:list-item>
            </text:list>
          </draw:text-box>
        </draw:frame>
        <draw:custom-shape draw:style-name="gr49" draw:text-style-name="P25" draw:layer="layout" svg:width="2.286cm" svg:height="0.503cm" svg:x="15.494cm" svg:y="12.65cm">
          <text:p/>
          <draw:enhanced-geometry svg:viewBox="0 0 21600 21600" draw:type="rectangle" draw:enhanced-path="M 0 0 L 21600 0 21600 21600 0 21600 0 0 Z N"/>
        </draw:custom-shape>
        <draw:frame draw:style-name="gr50" draw:text-style-name="P35" draw:layer="layout" svg:width="2.365cm" svg:height="0.729cm" svg:x="15.47cm" svg:y="12.51cm">
          <draw:text-box>
            <text:p text:style-name="P18"><text:span text:style-name="T22">c.relname</text:span></text:p>
          </draw:text-box>
        </draw:frame>
        <draw:custom-shape draw:style-name="gr51" draw:text-style-name="P26" draw:layer="layout" svg:width="4.731cm" svg:height="0.503cm" svg:x="14.324cm" svg:y="15.15cm">
          <text:p/>
          <draw:enhanced-geometry svg:viewBox="0 0 21600 21600" draw:type="rectangle" draw:enhanced-path="M 0 0 L 21600 0 21600 21600 0 21600 0 0 Z N"/>
        </draw:custom-shape>
        <draw:frame draw:style-name="gr50" draw:text-style-name="P36" draw:layer="layout" svg:width="5.009cm" svg:height="0.729cm" svg:x="14.2cm" svg:y="15.01cm">
          <draw:text-box>
            <text:p text:style-name="P18"><text:span text:style-name="T22">n.oid = c.relnamespace</text:span></text:p>
          </draw:text-box>
        </draw:frame>
        <draw:custom-shape draw:style-name="gr52" draw:text-style-name="P26" draw:layer="layout" svg:width="7.674cm" svg:height="0.503cm" svg:x="9.924cm" svg:y="18.6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3.81cm" svg:height="0.503cm" svg:x="11.756cm" svg:y="18.15cm">
          <text:p/>
          <draw:enhanced-geometry svg:viewBox="0 0 21600 21600" draw:type="rectangle" draw:enhanced-path="M 0 0 L 21600 0 21600 21600 0 21600 0 0 Z N"/>
        </draw:custom-shape>
        <draw:frame draw:style-name="gr54" draw:text-style-name="P36" draw:layer="layout" svg:width="7.897cm" svg:height="1.207cm" svg:x="9.801cm" svg:y="18.012cm">
          <draw:text-box>
            <text:p text:style-name="P18"><text:span text:style-name="T22">c.relkind = 'r' AND</text:span></text:p>
            <text:p text:style-name="P18"><text:span text:style-name="T22">pg_get_userbyid(relowner) = 'postgres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20" draw:layer="layout" svg:width="16.799cm" svg:height="14.321cm" svg:x="2.1cm" svg:y="14.107cm" presentation:class="notes" presentation:user-transformed="true">
            <draw:text-box>
              <text:p text:style-name="P14"><text:span text:style-name="T6">На этапе выполнения дерево плана (на слайде оно перерисовано так, чтобы показать только самое основное) работает как конвейер.</text:span></text:p>
              <text:p text:style-name="P14"><text:span text:style-name="T6">Выполнение начинается с корня дерева. Корневой узел (в нашем случае это операция сортировки SORT) обращается за данными</text:span><text:span text:style-name="T6"><text:line-break/></text:span><text:span text:style-name="T6">к дочернему узлу; получив данные, он выполняет свою работу (сортировку) и отдает данные наверх (то есть клиенту).</text:span></text:p>
              <text:p text:style-name="P14"><text:span text:style-name="T6">Некоторые узлы (как NESTLOOP на рисунке) соединяют данные, полученные из разных источников. Здесь узел обращается по очереди</text:span><text:span text:style-name="T6"><text:line-break/></text:span><text:span text:style-name="T6">к двум дочерним узлам (соединение всегда осуществляется попарно)</text:span><text:span text:style-name="T6"><text:line-break/></text:span><text:span text:style-name="T6">и, получив от них строки, соединяет их и возвращает наверх (то есть узлу сортировки).</text:span></text:p>
              <text:p text:style-name="P14"><text:span text:style-name="T6">Два нижних узла представляют обращение к таблице за данными. Они читают строки из соответствующих таблиц и отдают наверх (то есть узлу соединения).</text:span></text:p>
              <text:p text:style-name="P14"><text:span text:style-name="T6">Некоторые узлы могут вернуть результат, только получив от дочерних узлов все данные. К таким узлам относится сортировка — нельзя отсортировать неполную выборку. Другие узлы могут возвращать данные по мере поступления. Например, доступ к данным с помощью чтения таблицы может отдавать наверх данные по мере чтения (это позволяет быстро получить первую часть результата — например,</text:span><text:span text:style-name="T6"><text:line-break/></text:span><text:span text:style-name="T6">для страничного отображения на веб-странице).</text:span></text:p>
              <text:p text:style-name="P14"><text:span text:style-name="T6">Чтобы разобраться с планами выполнения, нужно понять, какие существуют методы доступа к данным, какие есть способы соединения этих данных, и посмотреть некоторые другие операции.</text:span></text:p>
            </draw:text-box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JIT-компиляция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37"><text:span text:style-name="T11">Компиляция части запросов в исходный код</text:span></text:p>
                <text:list>
                  <text:list-item>
                    <text:p text:style-name="P38"><text:span text:style-name="T13">вычисление выражений в предложении WHERE</text:span></text:p>
                  </text:list-item>
                  <text:list-item>
                    <text:p text:style-name="P39"><text:span text:style-name="T13">вычисления целевого списка выражений (SELECT)</text:span></text:p>
                  </text:list-item>
                  <text:list-item>
                    <text:p text:style-name="P40"><text:span text:style-name="T13">агрегаты и проекции</text:span></text:p>
                  </text:list-item>
                </text:list>
                <text:p text:style-name="P37"><text:span text:style-name="T27">Преобразование версий строк</text:span></text:p>
                <text:list>
                  <text:list-item text:start-value="1">
                    <text:p text:style-name="P40"><text:span text:style-name="T28">перенос версий строк с диска в развернутое представление в памят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921cm" svg:x="2.1cm" svg:y="14.107cm" presentation:class="notes" presentation:user-transformed="true">
            <draw:text-box>
              <text:p text:style-name="P14"><text:span text:style-name="T29">Динамическая компиляция JIT (just-in-time, «точно в нужное время») используется для компиляции кода или его фрагментов в момент выполнения программы. Эта технология позволяет ускорить выполнение интерпретируемого кода и используется во многих системах.</text:span></text:p>
              <text:p text:style-name="P14"><text:span text:style-name="T30">В PostgreSQL с помощью JIT-компиляции </text:span><text:span text:style-name="T29">можно скомпилировать часть кода, который выполняется при работе запросов SQL. Для этого PostgreSQL должен быть собран с поддержкой LLVM.</text:span></text:p>
              <text:p text:style-name="P14"><text:span text:style-name="T29">JIT-компиляция лучше подходит для длительных, нагружающих процессор аналитических запросов. Для коротких OLTP-запросов накладные расходы на JIT-компиляцию могут превышать время выполнения самих запросов.</text:span></text:p>
              <text:p text:style-name="P14"><text:span text:style-name="T29">Влиять на JIT-компиляцию можно с помощью конфигурационных параметров. Есть несколько оптимизаций, связанных с JIT; они включаются, только если стоимость запроса превышает указанное</text:span><text:span text:style-name="T29"><text:line-break/></text:span><text:span text:style-name="T29">в соответствующих параметрах граничное значение.</text:span></text:p>
              <text:p text:style-name="P14"><text:span text:style-name="T20"><text:a xlink:href="https://postgrespro.ru/docs/postgresql/16/jit-reason" xlink:type="simple">https://postgrespro.ru/docs/postgresql/16/jit-reason</text:a></text:span></text:p>
            </draw:text-box>
          </draw:frame>
        </presentation:notes>
      </draw:page>
      <draw:page draw:name="page16" draw:style-name="dp1" draw:master-page-name="master_5f_" presentation:presentation-page-layout-name="AL1T1">
        <office:forms form:automatic-focus="false" form:apply-design-mode="false"/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44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21" presentation:presentation-page-layout-name="AL1T1">
        <office:forms form:automatic-focus="false" form:apply-design-mode="false"/>
        <draw:frame presentation:style-name="pr7" draw:layer="layout" svg:width="19.81cm" svg:height="1.737cm" svg:x="1.2cm" svg:y="0.737cm" presentation:class="title" presentation:user-transformed="true">
          <draw:text-box>
            <text:p><text:span text:style-name="T10">Расширенный протокол</text:span></text:p>
          </draw:text-box>
        </draw:frame>
        <draw:frame presentation:style-name="pr8" draw:text-style-name="P11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Уточнение схемы обработки запроса</text:span></text:p>
              </text:list-item>
              <text:list-item>
                <text:p text:style-name="P8"><text:span text:style-name="T11">Подготовленные операторы</text:span></text:p>
              </text:list-item>
              <text:list-item>
                <text:p text:style-name="P8"><text:span text:style-name="T11">Курсо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2" draw:layer="layout" svg:width="16.799cm" svg:height="13.364cm" svg:x="2.1cm" svg:y="14.107cm" presentation:class="notes" presentation:user-transformed="true">
            <draw:text-box>
              <text:p text:style-name="P41"><text:span text:style-name="T14">PostgreSQL также предусматривает расширенный протокол запросов. На практике это означает возможность использования подготовленных операторов и курсоров.</text:span></text:p>
            </draw:text-box>
          </draw:frame>
        </presentation:notes>
      </draw:page>
      <draw:page draw:name="page18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Простой протокол</text:span></text:p>
          </draw:text-box>
        </draw:frame>
        <draw:custom-shape draw:style-name="gr3" draw:text-style-name="P17" xml:id="id58" draw:id="id58" draw:layer="layout" svg:width="3.6cm" svg:height="3cm" svg:x="1.3cm" svg:y="6.2cm"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59" draw:id="id59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60" draw:id="id60" draw:layer="layout" svg:width="3.6cm" svg:height="3cm" svg:x="19.902cm" svg:y="6.202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58" draw:start-glue-point="1" draw:end-shape="id59" draw:end-glue-point="3" svg:d="M4900 7700l5727 1" svg:viewBox="0 0 5728 2">
          <text:p text:style-name="P18">разбор</text:p>
          <text:p text:style-name="P18">(parse)</text:p>
        </draw:connector>
        <draw:connector draw:style-name="gr5" draw:text-style-name="P18" draw:layer="layout" draw:type="line" svg:x1="14.227cm" svg:y1="7.701cm" svg:x2="19.902cm" svg:y2="7.702cm" draw:start-shape="id59" draw:start-glue-point="1" draw:end-shape="id60" draw:end-glue-point="3" svg:d="M14227 7701l5675 1" svg:viewBox="0 0 5676 2">
          <text:p text:style-name="P18">переписывание</text:p>
          <text:p text:style-name="P18">(rewrite)</text:p>
        </draw:connector>
        <draw:custom-shape draw:style-name="gr33" draw:text-style-name="P17" xml:id="id61" draw:id="id61" draw:layer="layout" svg:width="3.6cm" svg:height="3cm" svg:x="19.903cm" svg:y="13.603cm">
          <text:p text:style-name="P16"><text:span text:style-name="T14">план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21.702cm" svg:y1="9.202cm" svg:x2="21.703cm" svg:y2="13.603cm" draw:start-shape="id60" draw:start-glue-point="2" draw:end-shape="id61" draw:end-glue-point="0" svg:d="M21702 9202l1 4401" svg:viewBox="0 0 2 4402">
          <text:p text:style-name="P18">планирование</text:p>
          <text:p text:style-name="P18">(plan)</text:p>
        </draw:connector>
        <draw:custom-shape draw:style-name="gr4" draw:text-style-name="P17" xml:id="id62" draw:id="id62" draw:layer="layout" svg:width="3.6cm" svg:height="3cm" svg:x="10.63cm" svg:y="13.604cm">
          <text:p text:style-name="P16"><text:span text:style-name="T14">результа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19.903cm" svg:y1="15.103cm" svg:x2="14.23cm" svg:y2="15.104cm" draw:start-shape="id61" draw:start-glue-point="3" draw:end-shape="id62" draw:end-glue-point="1" svg:d="M19903 15103l-5673 1" svg:viewBox="0 0 5674 2">
          <text:p text:style-name="P18">выполнение</text:p>
          <text:p text:style-name="P18">(execute)</text:p>
        </draw:connector>
        <draw:custom-shape draw:style-name="gr6" draw:text-style-name="P19" draw:layer="layout" svg:width="3.694cm" svg:height="1.524cm" svg:x="5.3cm" svg:y="4.4cm">
          <text:p text:style-name="P16"><text:span text:style-name="T6">системный</text:span></text:p>
          <text:p text:style-name="P16"><text:span text:style-name="T6">катало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20.8119079838 34489.18032786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9" draw:layer="layout" svg:width="3.172cm" svg:height="1.098cm" svg:x="14.5cm" svg:y="4.926cm">
          <text:p text:style-name="P16"><text:span text:style-name="T6">правил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09.67538607 39485.350318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9" draw:layer="layout" svg:width="3.653cm" svg:height="1.098cm" svg:x="23.401cm" svg:y="11.982cm">
          <text:p text:style-name="P16"><text:span text:style-name="T6">статисти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41.37931034483 -8176.16014558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5" draw:text-style-name="P43" draw:layer="layout" svg:width="3.444cm" svg:height="0.878cm" svg:x="1.4cm" svg:y="5.2cm">
          <draw:text-box>
            <text:p><text:span text:style-name="T31">SELECT 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20" draw:layer="layout" svg:width="16.799cm" svg:height="13.966cm" svg:x="2.1cm" svg:y="14.107cm" presentation:class="notes" presentation:user-transformed="true">
            <draw:text-box>
              <text:p text:style-name="P14"><text:span text:style-name="T6">На слайде повторно приведена полная схема обработки запросов</text:span><text:span text:style-name="T6"><text:line-break/></text:span><text:span text:style-name="T6">по простому протоколу, которую мы уже рассмотрели.</text:span></text:p>
            </draw:text-box>
          </draw:frame>
        </presentation:notes>
      </draw:page>
      <draw:page draw:name="page19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Расширенный протокол</text:span></text:p>
          </draw:text-box>
        </draw:frame>
        <draw:custom-shape draw:style-name="gr3" draw:text-style-name="P17" xml:id="id63" draw:id="id63" draw:layer="layout" svg:width="3.6cm" svg:height="3cm" svg:x="1.3cm" svg:y="6.2cm">
          <text:p text:style-name="P16"><text:span text:style-name="T14">параметри-</text:span></text:p>
          <text:p text:style-name="P16"><text:span text:style-name="T14">зованный</text:span></text:p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64" draw:id="id64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7" xml:id="id65" draw:id="id65" draw:layer="layout" svg:width="3.6cm" svg:height="3cm" svg:x="19.902cm" svg:y="6.202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63" draw:start-glue-point="1" draw:end-shape="id64" draw:end-glue-point="3" svg:d="M4900 7700l5727 1" svg:viewBox="0 0 5728 2">
          <text:p text:style-name="P18">разбор</text:p>
          <text:p text:style-name="P18">(parse)</text:p>
        </draw:connector>
        <draw:connector draw:style-name="gr5" draw:text-style-name="P18" draw:layer="layout" draw:type="line" svg:x1="14.227cm" svg:y1="7.701cm" svg:x2="19.902cm" svg:y2="7.702cm" draw:start-shape="id64" draw:start-glue-point="1" draw:end-shape="id65" draw:end-glue-point="3" svg:d="M14227 7701l5675 1" svg:viewBox="0 0 5676 2">
          <text:p text:style-name="P18">переписывание</text:p>
          <text:p text:style-name="P18">(rewrite)</text:p>
        </draw:connector>
        <draw:custom-shape draw:style-name="gr57" draw:text-style-name="P17" xml:id="id66" draw:id="id66" draw:layer="layout" svg:width="3.6cm" svg:height="3cm" svg:x="19.903cm" svg:y="13.603cm">
          <text:p text:style-name="P16"><text:span text:style-name="T14">частный</text:span></text:p>
          <text:p text:style-name="P16"><text:span text:style-name="T14">план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21.702cm" svg:y1="9.202cm" svg:x2="21.703cm" svg:y2="13.603cm" draw:start-shape="id65" draw:start-glue-point="2" draw:end-shape="id66" draw:end-glue-point="0" svg:d="M21702 9202l1 4401" svg:viewBox="0 0 2 4402">
          <text:p text:style-name="P18">планирование</text:p>
          <text:p text:style-name="P18">(plan)</text:p>
        </draw:connector>
        <draw:custom-shape draw:style-name="gr4" draw:text-style-name="P17" xml:id="id67" draw:id="id67" draw:layer="layout" svg:width="3.6cm" svg:height="3cm" svg:x="10.63cm" svg:y="13.604cm">
          <text:p text:style-name="P16"><text:span text:style-name="T14">частичный</text:span></text:p>
          <text:p text:style-name="P16"><text:span text:style-name="T14">результа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19.903cm" svg:y1="15.103cm" svg:x2="14.23cm" svg:y2="15.104cm" draw:start-shape="id66" draw:start-glue-point="3" draw:end-shape="id67" draw:end-glue-point="1" svg:d="M19903 15103l-5673 1" svg:viewBox="0 0 5674 2">
          <text:p text:style-name="P18">выполнение</text:p>
          <text:p text:style-name="P18">(execute)</text:p>
        </draw:connector>
        <draw:connector draw:style-name="gr5" draw:text-style-name="P18" draw:layer="layout" draw:line-skew="-1.687cm -0.911cm" svg:x1="10.63cm" svg:y1="15.104cm" svg:x2="12.43cm" svg:y2="13.604cm" draw:start-shape="id67" draw:start-glue-point="3" draw:end-shape="id67" draw:end-glue-point="0" svg:d="M10630 15104h-2188v-2912h3988v1412" svg:viewBox="0 0 3989 2913">
          <text:p text:style-name="P18">выполнение</text:p>
          <text:p text:style-name="P18">(execute)</text:p>
          <text:p text:style-name="P18"/>
          <text:p text:style-name="P18"/>
          <text:p text:style-name="P18"/>
          <text:p text:style-name="P18"/>
        </draw:connector>
        <draw:custom-shape draw:style-name="gr6" draw:text-style-name="P19" draw:layer="layout" svg:width="3.694cm" svg:height="1.524cm" svg:x="5.3cm" svg:y="4.4cm">
          <text:p text:style-name="P16"><text:span text:style-name="T6">системный</text:span></text:p>
          <text:p text:style-name="P16"><text:span text:style-name="T6">катало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20.8119079838 34489.18032786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9" draw:layer="layout" svg:width="3.172cm" svg:height="1.098cm" svg:x="14.5cm" svg:y="4.926cm">
          <text:p text:style-name="P16"><text:span text:style-name="T6">правил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09.67538607 39485.350318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9" draw:layer="layout" svg:width="3.653cm" svg:height="1.098cm" svg:x="23.401cm" svg:y="11.982cm">
          <text:p text:style-name="P16"><text:span text:style-name="T6">статисти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41.37931034483 -8176.16014558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9" draw:layer="layout" svg:width="4.064cm" svg:height="1.778cm" svg:x="15.532cm" svg:y="11.58cm">
          <text:p text:style-name="P16"><text:span text:style-name="T6">привязка</text:span></text:p>
          <text:p text:style-name="P16"><text:span text:style-name="T6">параметр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515.1291512915 254.9747048903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4" draw:text-style-name="P4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>курсоры</text:span></text:p>
              </text:list-item>
              <text:list-item>
                <text:p text:style-name="P12"><text:span text:style-name="T32">подготовленные операторы</text:span></text:p>
                <text:p text:style-name="P12"><text:span text:style-name="T32"/></text:p>
              </text:list-item>
            </text:list>
          </draw:text-box>
        </draw:frame>
        <draw:frame draw:style-name="gr59" draw:text-style-name="P43" draw:layer="layout" svg:width="3.186cm" svg:height="0.878cm" svg:x="1.5cm" svg:y="5.2cm">
          <draw:text-box>
            <text:p><text:span text:style-name="T31">PREPARE</text:span></text:p>
          </draw:text-box>
        </draw:frame>
        <draw:frame draw:style-name="gr60" draw:text-style-name="P43" draw:layer="layout" svg:width="3.165cm" svg:height="0.878cm" svg:x="20.1cm" svg:y="5.2cm">
          <draw:text-box>
            <text:p><text:span text:style-name="T31">EXEC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4"><text:span text:style-name="T6">Расширенный протокол позволяет более детально управлять обработкой запроса.</text:span></text:p>
              <text:p text:style-name="P14"><text:span text:style-name="T6">Во-первых, запрос может быть </text:span><text:span text:style-name="T15">подготовлен</text:span><text:span text:style-name="T6">. Для этого клиент передает запрос серверу (возможно, в параметризованном виде),</text:span><text:span text:style-name="T6"><text:line-break/></text:span><text:span text:style-name="T6">а сервер выполняет разбор и переписывание и сохраняет подготовленное дерево запроса в локальную память обслуживающего процесса.</text:span></text:p>
              <text:p text:style-name="P14"><text:span text:style-name="T6">Чтобы выполнить подготовленный запрос, клиент называет его имя</text:span><text:span text:style-name="T6"><text:line-break/></text:span><text:span text:style-name="T6">и указывает конкретные значения параметров. Сервер строит </text:span><text:span text:style-name="T15">частный план</text:span><text:span text:style-name="T6"> запроса, учитывая значения переданных параметров, и выполняет его.</text:span></text:p>
              <text:p text:style-name="P14"><text:span text:style-name="T6">Подготовка позволяет избежать повторного разбора и переписывания одного и того же запроса, если он выполняется в одном сеансе неоднократно.</text:span></text:p>
              <text:p text:style-name="P14"><text:span text:style-name="T6">Во-вторых, можно использовать </text:span><text:span text:style-name="T15">курсоры.</text:span><text:span text:style-name="T6"> Механизм курсоров позволяет получать результат выполнения запроса не весь сразу, а построчно. Информация об открытом курсоре также хранится в локальной памяти обслуживающего процесса.</text:span></text:p>
              <text:p text:style-name="P14"><text:span text:style-name="T20"><text:a xlink:href="https://postgrespro.ru/docs/postgresql/16/protocol-flow#PROTOCOL-FLOW-EXT-QUERY" xlink:type="simple">https://postgrespro.ru/docs/postgresql/16/protocol-flow#PROTOCOL-FLOW-EXT-QUERY</text:a></text:span></text:p>
            </draw:text-box>
          </draw:frame>
        </presentation:notes>
      </draw:page>
      <draw:page draw:name="page20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737cm" svg:x="1.2cm" svg:y="0.737cm" presentation:class="title" presentation:user-transformed="true">
          <draw:text-box>
            <text:p><text:span text:style-name="T10">Расширенный протокол</text:span></text:p>
          </draw:text-box>
        </draw:frame>
        <draw:custom-shape draw:style-name="gr3" draw:text-style-name="P17" xml:id="id68" draw:id="id68" draw:layer="layout" svg:width="3.6cm" svg:height="3cm" svg:x="1.3cm" svg:y="6.2cm">
          <text:p text:style-name="P16"><text:span text:style-name="T14">параметри-</text:span></text:p>
          <text:p text:style-name="P16"><text:span text:style-name="T14">зованный</text:span></text:p>
          <text:p text:style-name="P16"><text:span text:style-name="T14">текст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69" draw:id="id69" draw:layer="layout" svg:width="3.6cm" svg:height="3cm" svg:x="10.627cm" svg:y="6.201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70" draw:id="id70" draw:layer="layout" svg:width="3.6cm" svg:height="3cm" svg:x="19.902cm" svg:y="6.202cm">
          <text:p text:style-name="P16"><text:span text:style-name="T14">дерево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4.9cm" svg:y1="7.7cm" svg:x2="10.627cm" svg:y2="7.701cm" draw:start-shape="id68" draw:start-glue-point="1" draw:end-shape="id69" draw:end-glue-point="3" svg:d="M4900 7700l5727 1" svg:viewBox="0 0 5728 2">
          <text:p text:style-name="P18">разбор</text:p>
          <text:p text:style-name="P18">(parse)</text:p>
        </draw:connector>
        <draw:connector draw:style-name="gr5" draw:text-style-name="P18" draw:layer="layout" draw:type="line" svg:x1="14.227cm" svg:y1="7.701cm" svg:x2="19.902cm" svg:y2="7.702cm" draw:start-shape="id69" draw:start-glue-point="1" draw:end-shape="id70" draw:end-glue-point="3" svg:d="M14227 7701l5675 1" svg:viewBox="0 0 5676 2">
          <text:p text:style-name="P18">переписывание</text:p>
          <text:p text:style-name="P18">(rewrite)</text:p>
        </draw:connector>
        <draw:custom-shape draw:style-name="gr3" draw:text-style-name="P17" xml:id="id71" draw:id="id71" draw:layer="layout" svg:width="3.6cm" svg:height="3cm" svg:x="19.903cm" svg:y="13.603cm">
          <text:p text:style-name="P16"><text:span text:style-name="T14">общий</text:span></text:p>
          <text:p text:style-name="P16"><text:span text:style-name="T14">план</text:span></text:p>
          <text:p text:style-name="P16"><text:span text:style-name="T14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21.702cm" svg:y1="9.202cm" svg:x2="21.703cm" svg:y2="13.603cm" draw:start-shape="id70" draw:start-glue-point="2" draw:end-shape="id71" draw:end-glue-point="0" svg:d="M21702 9202l1 4401" svg:viewBox="0 0 2 4402">
          <text:p text:style-name="P18">планирование</text:p>
          <text:p text:style-name="P18">(plan)</text:p>
        </draw:connector>
        <draw:custom-shape draw:style-name="gr4" draw:text-style-name="P17" xml:id="id72" draw:id="id72" draw:layer="layout" svg:width="3.6cm" svg:height="3cm" svg:x="10.63cm" svg:y="13.604cm">
          <text:p text:style-name="P16"><text:span text:style-name="T14">частичный</text:span></text:p>
          <text:p text:style-name="P16"><text:span text:style-name="T14">результа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8" draw:layer="layout" draw:type="line" svg:x1="19.903cm" svg:y1="15.103cm" svg:x2="14.23cm" svg:y2="15.104cm" draw:start-shape="id71" draw:start-glue-point="3" draw:end-shape="id72" draw:end-glue-point="1" svg:d="M19903 15103l-5673 1" svg:viewBox="0 0 5674 2">
          <text:p text:style-name="P18">выполнение</text:p>
          <text:p text:style-name="P18">(execute)</text:p>
        </draw:connector>
        <draw:connector draw:style-name="gr5" draw:text-style-name="P18" draw:layer="layout" draw:line-skew="-1.687cm -0.911cm" svg:x1="10.63cm" svg:y1="15.104cm" svg:x2="12.43cm" svg:y2="13.604cm" draw:start-shape="id72" draw:start-glue-point="3" draw:end-shape="id72" draw:end-glue-point="0" svg:d="M10630 15104h-2188v-2912h3988v1412" svg:viewBox="0 0 3989 2913">
          <text:p text:style-name="P18">выполнение</text:p>
          <text:p text:style-name="P18">(execute)</text:p>
          <text:p text:style-name="P18"/>
          <text:p text:style-name="P18"/>
          <text:p text:style-name="P18"/>
          <text:p text:style-name="P18"/>
        </draw:connector>
        <draw:custom-shape draw:style-name="gr6" draw:text-style-name="P19" draw:layer="layout" svg:width="3.694cm" svg:height="1.524cm" svg:x="5.3cm" svg:y="4.4cm">
          <text:p text:style-name="P16"><text:span text:style-name="T6">системный</text:span></text:p>
          <text:p text:style-name="P16"><text:span text:style-name="T6">катало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20.8119079838 34489.18032786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9" draw:layer="layout" svg:width="3.172cm" svg:height="1.098cm" svg:x="14.5cm" svg:y="4.926cm">
          <text:p text:style-name="P16"><text:span text:style-name="T6">правил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09.67538607 39485.350318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9" draw:layer="layout" svg:width="3.653cm" svg:height="1.098cm" svg:x="23.401cm" svg:y="11.982cm">
          <text:p text:style-name="P16"><text:span text:style-name="T6">статисти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41.37931034483 -8176.16014558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9" draw:layer="layout" svg:width="4.064cm" svg:height="1.778cm" svg:x="15.332cm" svg:y="16.88cm">
          <text:p text:style-name="P16"><text:span text:style-name="T6">привязка</text:span></text:p>
          <text:p text:style-name="P16"><text:span text:style-name="T6">параметр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307.30627306273 -11376.72849915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4" draw:text-style-name="P4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>курсоры</text:span></text:p>
              </text:list-item>
              <text:list-item>
                <text:p text:style-name="P12"><text:span text:style-name="T32">подготовленные операторы</text:span></text:p>
                <text:p text:style-name="P12"><text:span text:style-name="T32"/></text:p>
              </text:list-item>
            </text:list>
          </draw:text-box>
        </draw:frame>
        <draw:frame draw:style-name="gr59" draw:text-style-name="P43" draw:layer="layout" svg:width="3.186cm" svg:height="0.878cm" svg:x="1.501cm" svg:y="5.2cm">
          <draw:text-box>
            <text:p><text:span text:style-name="T31">PREPARE</text:span></text:p>
          </draw:text-box>
        </draw:frame>
        <draw:frame draw:style-name="gr60" draw:text-style-name="P43" draw:layer="layout" svg:width="3.165cm" svg:height="0.878cm" svg:x="20.101cm" svg:y="16.8cm">
          <draw:text-box>
            <text:p><text:span text:style-name="T31">EXEC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4"><text:span text:style-name="T6">Если запрос не имеет параметров, серверу нет смысла перепланировать запрос при каждом выполнении. В этом случае он сразу запоминает </text:span><text:span text:style-name="T15">общий (generic) план </text:span><text:span text:style-name="T6">выполнения. Это позволяет еще больше экономить ресурсы.</text:span></text:p>
              <text:p text:style-name="P14"><text:span text:style-name="T6">Если же запрос имеет параметры, то сервер может перейти на общий план, если сочтет, что в среднем он получается не хуже частных планов. Подробнее о том, в каких случаях происходит переключение, говорится в теме «Базовая статистика».</text:span></text:p>
              <text:p text:style-name="P14"><text:span text:style-name="T6">Есть и еще один повод использовать подготовленные операторы: гарантировать защиту от внедрения SQL-кода, если входные данные для запроса получены из ненадежного источника (например,</text:span><text:span text:style-name="T6"><text:line-break/></text:span><text:span text:style-name="T6">из поля ввода на веб-форме).</text:span></text:p>
            </draw:text-box>
          </draw:frame>
        </presentation:notes>
      </draw:page>
      <draw:page draw:name="page21" draw:style-name="dp1" draw:master-page-name="master_5f_" presentation:presentation-page-layout-name="AL1T1">
        <office:forms form:automatic-focus="false" form:apply-design-mode="false"/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44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21" presentation:presentation-page-layout-name="AL1T1">
        <office:forms form:automatic-focus="false" form:apply-design-mode="false"/>
        <draw:frame presentation:style-name="pr17" draw:layer="layout" svg:width="20.136cm" svg:height="3.473cm" svg:x="1.2cm" svg:y="0.737cm" presentation:class="title" presentation:user-transformed="true">
          <draw:text-box>
            <text:p><text:span text:style-name="T10">Подробнее о планировании</text:span></text:p>
          </draw:text-box>
        </draw:frame>
        <draw:frame presentation:style-name="pr8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роцесс планирования</text:span></text:p>
              </text:list-item>
              <text:list-item>
                <text:p text:style-name="P8"><text:span text:style-name="T11">Оценка кардинальности</text:span></text:p>
              </text:list-item>
              <text:list-item>
                <text:p text:style-name="P8"><text:span text:style-name="T11">Оценка стоимости</text:span></text:p>
              </text:list-item>
              <text:list-item>
                <text:p text:style-name="P8"><text:span text:style-name="T11">Выбор наилучшего плана</text:span></text:p>
                <text:p text:style-name="P8"><text:span text:style-name="T11"/>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2" draw:layer="layout" svg:width="16.799cm" svg:height="13.364cm" svg:x="2.1cm" svg:y="14.107cm" presentation:class="notes" presentation:user-transformed="true">
            <draw:text-box>
              <text:p text:style-name="P45"><text:span text:style-name="T14">Планирование запроса </text:span><text:span text:style-name="T33">— </text:span><text:span text:style-name="T14">очень важный и достаточно сложный этап, поэтому остановимся на нем подробнее.</text:span></text:p>
            </draw:text-box>
          </draw:frame>
        </presentation:notes>
      </draw:page>
      <draw:page draw:name="page23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роцесс планирования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татистика</text:span></text:p>
                <text:list>
                  <text:list-item>
                    <text:p text:style-name="P13"><text:span text:style-name="T13">данные о размере таблиц и распределении данных</text:span></text:p>
                  </text:list-item>
                </text:list>
              </text:list-item>
              <text:list-item>
                <text:p text:style-name="P8"><text:span text:style-name="T11">Оценка кардинальности</text:span></text:p>
                <text:list>
                  <text:list-item>
                    <text:p text:style-name="P46"><text:span text:style-name="T13">селективность условий — доля выбираемых строк,</text:span></text:p>
                  </text:list-item>
                  <text:list-item>
                    <text:p text:style-name="P12"><text:span text:style-name="T13">кардинальность — итоговое число строк</text:span></text:p>
                  </text:list-item>
                  <text:list-item>
                    <text:p text:style-name="P13"><text:span text:style-name="T13">для расчета требуется статистика</text:span></text:p>
                  </text:list-item>
                </text:list>
              </text:list-item>
              <text:list-item>
                <text:p text:style-name="P8"><text:span text:style-name="T11">Оценка стоимости</text:span></text:p>
                <text:list>
                  <text:list-item>
                    <text:p text:style-name="P13"><text:span text:style-name="T13">в первую очередь зависит от типа узла и числа обрабатываемых строк</text:span></text:p>
                  </text:list-item>
                </text:list>
              </text:list-item>
              <text:list-item>
                <text:p text:style-name="P8"><text:span text:style-name="T11">Перебор планов оптимизатором</text:span></text:p>
                <text:list>
                  <text:list-item>
                    <text:p text:style-name="P13"><text:span text:style-name="T13">выбирается план с наименьшей стоимость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8" draw:text-style-name="P15" draw:layer="layout" svg:width="16.799cm" svg:height="14.521cm" svg:x="2.1cm" svg:y="14.107cm" presentation:class="notes" presentation:user-transformed="true">
            <draw:text-box>
              <text:p text:style-name="P14"><text:span text:style-name="T6">Оптимизатор перебирает всевозможные планы выполнения, оценивает их и выбирает план с наименьшей стоимостью.</text:span></text:p>
              <text:p text:style-name="P14"><text:span text:style-name="T34">При расчете стоимости узла плана оптимизатор учитывает тип этого узла (понятно, что стоимость чтения данных напрямую из таблицы </text:span><text:span text:style-name="T6">будет отличаться от стоимости чтения с помощью индекса) и объем обрабатываемых узлом данных. Остальные факторы считаются менее существенными.</text:span></text:p>
              <text:p text:style-name="P14"><text:span text:style-name="T6">Для оценки объема данных важны два понятия:</text:span></text:p>
              <text:list text:style-name="L1">
                <text:list-item>
                  <text:p text:style-name="P32"><text:span text:style-name="T15">кардинальность</text:span><text:span text:style-name="T6"> — общее число строк;</text:span></text:p>
                </text:list-item>
                <text:list-item>
                  <text:p text:style-name="P32"><text:span text:style-name="T15">селективность</text:span><text:span text:style-name="T6"> — доля строк, отбираемых условиями (предикатами).</text:span></text:p>
                </text:list-item>
              </text:list>
              <text:p text:style-name="P14"><text:span text:style-name="T6">Для оценки селективности и кардинальности надо, в свою очередь, иметь сведения о данных: размер таблиц, распределение значений</text:span><text:span text:style-name="T6"><text:line-break/></text:span><text:span text:style-name="T6">в столбцах и др.</text:span></text:p>
              <text:p text:style-name="P14"><text:span text:style-name="T6">Таким образом, в итоге все сводится к </text:span><text:span text:style-name="T15">статистике</text:span><text:span text:style-name="T6"> — информации, собираемой и обновляемой процессом автоанализа или командой ANALYZE.</text:span></text:p>
              <text:p text:style-name="P14"><text:span text:style-name="T6">Если кардинальность оценена правильно, то и стоимость обычно рассчитывается довольно точно. Основные ошибки оптимизатора связаны именно с неправильной оценкой кардинальности. Это может происходить из-за неадекватной статистики, невозможности ее использования или несовершенства моделей, лежащих в основе оптимизатора. Об этом мы будем говорить подробнее.</text:span></text:p>
            </draw:text-box>
          </draw:frame>
        </presentation:notes>
      </draw:page>
      <draw:page draw:name="page24" draw:style-name="dp1" draw:master-page-name="master_5f_" presentation:presentation-page-layout-name="AL1T1">
        <office:forms form:automatic-focus="false" form:apply-design-mode="false"/>
        <draw:custom-shape draw:style-name="gr61" draw:text-style-name="P47" xml:id="id79" draw:id="id79" draw:layer="layout" svg:width="1.672cm" svg:height="1.245cm" svg:x="22.686cm" svg:y="1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xml:id="id80" draw:id="id80" draw:layer="layout" svg:width="0.765cm" svg:height="0.65cm" svg:x="25.906cm" svg:y="1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7" xml:id="id78" draw:id="id78" draw:layer="layout" svg:width="0.765cm" svg:height="0.65cm" svg:x="17.906cm" svg:y="16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Оценка кардинальност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Кардинальность метода доступа</text:span></text:p>
                <text:list>
                  <text:list-item>
                    <text:p text:style-name="P8"><text:span text:style-name="T35">rows</text:span><text:span text:style-name="T36">A where cond</text:span><text:span text:style-name="T35"> = rows</text:span><text:span text:style-name="T36">A</text:span><text:span text:style-name="T35"> </text:span><text:span text:style-name="T37">·</text:span><text:span text:style-name="T38"> </text:span><text:span text:style-name="T39">sel</text:span><text:span text:style-name="T40">cond</text:span></text:p>
                  </text:list-item>
                </text:list>
              </text:list-item>
              <text:list-item>
                <text:p text:style-name="P8"><text:span text:style-name="T11">Кардинальность соединения</text:span></text:p>
                <text:list>
                  <text:list-item>
                    <text:p text:style-name="P13"><text:span text:style-name="T35">rows</text:span><text:span text:style-name="T36">A join B on cond</text:span><text:span text:style-name="T35"> = rows</text:span><text:span text:style-name="T36">A</text:span><text:span text:style-name="T13"> </text:span><text:span text:style-name="T37">·</text:span><text:span text:style-name="T38"> </text:span><text:span text:style-name="T39">rows</text:span><text:span text:style-name="T40">B</text:span><text:span text:style-name="T38"> </text:span><text:span text:style-name="T37">·</text:span><text:span text:style-name="T38"> </text:span><text:span text:style-name="T39">sel</text:span><text:span text:style-name="T40">cond</text:span></text:p>
                  </text:list-item>
                </text:list>
              </text:list-item>
            </text:list>
          </draw:text-box>
        </draw:frame>
        <draw:custom-shape draw:style-name="gr45" draw:text-style-name="P21" xml:id="id75" draw:id="id75" draw:layer="layout" svg:width="5cm" svg:height="1.3cm" svg:x="16.292cm" svg:y="14.448cm">
          <text:p text:style-name="P16"><text:span text:style-name="T14">NESTLOOP</text:span></text:p>
          <text:p text:style-name="P16"><text:span text:style-name="T22">n.oid = c.relname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1" xml:id="id74" draw:id="id74" draw:layer="layout" svg:width="7.9cm" svg:height="2.3cm" svg:x="8.7cm" svg:y="16.948cm">
          <text:p text:style-name="P16"><text:span text:style-name="T14">SEQSCAN </text:span></text:p>
          <text:p text:style-name="P16"><text:span text:style-name="T17">pg_class</text:span></text:p>
          <text:p text:style-name="P16"><text:span text:style-name="T22">c.relkind = 'r' AND</text:span></text:p>
          <text:p text:style-name="P16"><text:span text:style-name="T22">pg_get_userbyid(relowner) = 'postgres'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76" draw:id="id76" draw:layer="layout" svg:width="3.5cm" svg:height="1.3cm" svg:x="21.062cm" svg:y="16.948cm">
          <text:p text:style-name="P16"><text:span text:style-name="T14">SEQSCAN</text:span></text:p>
          <text:p text:style-name="P16"><text:span text:style-name="T17">pg_namespac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18.844cm" svg:y1="15.742cm" svg:x2="12.65cm" svg:y2="16.948cm" draw:start-shape="id73" draw:start-glue-point="2" draw:end-shape="id74" draw:end-glue-point="0" svg:d="M18844 15742l-6194 1206" svg:viewBox="0 0 6195 1207">
          <text:p/>
        </draw:connector>
        <draw:connector draw:style-name="gr8" draw:text-style-name="P22" draw:layer="layout" draw:type="line" svg:x1="18.792cm" svg:y1="15.748cm" svg:x2="22.812cm" svg:y2="16.948cm" draw:start-shape="id75" draw:start-glue-point="2" draw:end-shape="id76" draw:end-glue-point="0" svg:d="M18792 15748l4020 1200" svg:viewBox="0 0 4021 1201">
          <text:p/>
        </draw:connector>
        <draw:connector draw:style-name="gr8" draw:text-style-name="P22" draw:layer="layout" draw:type="line" svg:x1="18.79cm" svg:y1="13.249cm" svg:x2="18.792cm" svg:y2="14.448cm" draw:start-shape="id77" draw:end-shape="id75" draw:end-glue-point="0" svg:d="M18790 13249l2 1199" svg:viewBox="0 0 3 1200">
          <text:p/>
        </draw:connector>
        <draw:custom-shape draw:style-name="gr39" draw:text-style-name="P21" xml:id="id77" draw:id="id77" draw:layer="layout" svg:width="3cm" svg:height="1.3cm" svg:x="17.29cm" svg:y="11.949cm">
          <text:p text:style-name="P16"><text:span text:style-name="T14">SORT</text:span></text:p>
          <text:p text:style-name="P16"><text:span text:style-name="T22">c.rel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2.286cm" svg:height="0.503cm" svg:x="17.634cm" svg:y="12.653cm">
          <text:p/>
          <draw:enhanced-geometry svg:viewBox="0 0 21600 21600" draw:type="rectangle" draw:enhanced-path="M 0 0 L 21600 0 21600 21600 0 21600 0 0 Z N"/>
        </draw:custom-shape>
        <draw:frame draw:style-name="gr50" draw:text-style-name="P48" draw:layer="layout" svg:width="2.365cm" svg:height="0.729cm" svg:x="17.61cm" svg:y="12.513cm">
          <draw:text-box>
            <text:p text:style-name="P18"><text:span text:style-name="T22">c.relname</text:span></text:p>
          </draw:text-box>
        </draw:frame>
        <draw:custom-shape draw:style-name="gr51" draw:text-style-name="P26" draw:layer="layout" svg:width="4.731cm" svg:height="0.503cm" svg:x="16.464cm" svg:y="15.153cm">
          <text:p/>
          <draw:enhanced-geometry svg:viewBox="0 0 21600 21600" draw:type="rectangle" draw:enhanced-path="M 0 0 L 21600 0 21600 21600 0 21600 0 0 Z N"/>
        </draw:custom-shape>
        <draw:frame draw:style-name="gr50" draw:text-style-name="P49" xml:id="id73" draw:id="id73" draw:layer="layout" svg:width="5.009cm" svg:height="0.729cm" svg:x="16.34cm" svg:y="15.013cm">
          <draw:text-box>
            <text:p text:style-name="P18"><text:span text:style-name="T22">n.oid = c.relnamespace</text:span></text:p>
          </draw:text-box>
        </draw:frame>
        <draw:custom-shape draw:style-name="gr52" draw:text-style-name="P26" draw:layer="layout" svg:width="7.674cm" svg:height="0.503cm" svg:x="8.864cm" svg:y="18.65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3.81cm" svg:height="0.503cm" svg:x="10.696cm" svg:y="18.153cm">
          <text:p/>
          <draw:enhanced-geometry svg:viewBox="0 0 21600 21600" draw:type="rectangle" draw:enhanced-path="M 0 0 L 21600 0 21600 21600 0 21600 0 0 Z N"/>
        </draw:custom-shape>
        <draw:frame draw:style-name="gr54" draw:text-style-name="P49" draw:layer="layout" svg:width="7.897cm" svg:height="1.207cm" svg:x="8.741cm" svg:y="18.015cm">
          <draw:text-box>
            <text:p text:style-name="P18"><text:span text:style-name="T22">c.relkind = 'r' AND</text:span></text:p>
            <text:p text:style-name="P18"><text:span text:style-name="T22">pg_get_userbyid(relowner) = 'postgres'</text:span></text:p>
          </draw:text-box>
        </draw:frame>
        <draw:frame draw:style-name="gr63" draw:text-style-name="P51" draw:layer="layout" svg:width="4.219cm" svg:height="2.447cm" svg:x="24.562cm" svg:y="16.76cm">
          <draw:text-box>
            <text:p text:style-name="P50"><text:span text:style-name="T41">rows</text:span><text:span text:style-name="T41"><text:tab/></text:span><text:span text:style-name="T41">= 7</text:span></text:p>
            <text:p text:style-name="P50"><text:span text:style-name="T41">sel</text:span><text:span text:style-name="T41"><text:tab/></text:span><text:span text:style-name="T41">= 1</text:span></text:p>
          </draw:text-box>
        </draw:frame>
        <draw:frame draw:style-name="gr63" draw:text-style-name="P51" draw:layer="layout" svg:width="4.482cm" svg:height="2.447cm" svg:x="16.574cm" svg:y="16.76cm">
          <draw:text-box>
            <text:p text:style-name="P50"><text:span text:style-name="T41">rows</text:span><text:span text:style-name="T41"><text:tab/></text:span><text:span text:style-name="T41">= 1</text:span></text:p>
            <text:p text:style-name="P50"><text:span text:style-name="T41">sel</text:span><text:span text:style-name="T41"><text:tab/></text:span><text:span text:style-name="T41">= 0.0025</text:span></text:p>
          </draw:text-box>
        </draw:frame>
        <draw:frame draw:style-name="gr63" draw:text-style-name="P51" draw:layer="layout" svg:width="4.219cm" svg:height="2.447cm" svg:x="21.275cm" svg:y="14.321cm">
          <draw:text-box>
            <text:p text:style-name="P50"><text:span text:style-name="T41">rows</text:span><text:span text:style-name="T41"><text:tab/></text:span><text:span text:style-name="T41">= 1</text:span></text:p>
            <text:p text:style-name="P50"><text:span text:style-name="T41">sel</text:span><text:span text:style-name="T41"><text:tab/></text:span><text:span text:style-name="T41">= 0.1429</text:span></text:p>
            <text:p text:style-name="P50"><text:span text:style-name="T41"/></text:p>
          </draw:text-box>
        </draw:frame>
        <draw:frame draw:style-name="gr63" draw:text-style-name="P51" draw:layer="layout" svg:width="4.219cm" svg:height="2.447cm" svg:x="20.276cm" svg:y="11.822cm">
          <draw:text-box>
            <text:p text:style-name="P50"><text:span text:style-name="T41">rows</text:span><text:span text:style-name="T41"><text:tab/></text:span><text:span text:style-name="T41">= 1</text:span></text:p>
            <text:p text:style-name="P50"><text:span text:style-name="T41"/></text:p>
            <text:p text:style-name="P50"><text:span text:style-name="T41"/></text:p>
          </draw:text-box>
        </draw:frame>
        <draw:connector draw:style-name="gr64" draw:text-style-name="P22" draw:layer="layout" draw:type="curve" svg:x1="18.288cm" svg:y1="16.793cm" svg:x2="23.522cm" svg:y2="15.514cm" draw:start-shape="id78" draw:start-glue-point="4" draw:end-shape="id79" svg:d="M18288 16793c0-958 5234-319 5234-1279" svg:viewBox="0 0 5235 1280">
          <text:p/>
        </draw:connector>
        <draw:connector draw:style-name="gr64" draw:text-style-name="P22" draw:layer="layout" draw:type="curve" svg:x1="26.288cm" svg:y1="16.794cm" svg:x2="23.522cm" svg:y2="15.514cm" draw:start-shape="id80" draw:start-glue-point="4" draw:end-shape="id79" draw:end-glue-point="8" svg:d="M26288 16794c0-960-2766-320-2766-1280" svg:viewBox="0 0 2767 1281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9" draw:text-style-name="P15" draw:layer="layout" svg:width="16.799cm" svg:height="14.849cm" svg:x="2.1cm" svg:y="14.107cm" presentation:class="notes" presentation:user-transformed="true">
            <draw:text-box>
              <text:p text:style-name="P14"><text:span text:style-name="T6">Оценку кардинальности удобно рассматривать как рекурсивный процесс. Чтобы оценить кардинальность узла, надо сначала оценить кардинальности дочерних узлов, а затем — зная тип узла — вычислить на их основе кардинальность самого узла.</text:span></text:p>
              <text:p text:style-name="P14"><text:span text:style-name="T6">Таким образом, сначала можно рассчитать кардинальности листовых узлов, в которых находятся методы доступа к данным. Для этого нам нужно знать размер таблицы и селективность условий, наложенных</text:span><text:span text:style-name="T6"><text:line-break/></text:span><text:span text:style-name="T6">на нее. Как конкретно это делается, мы рассмотрим позже.</text:span></text:p>
              <text:p text:style-name="P14"><text:span text:style-name="T6">Пока отметим, что достаточно уметь оценивать селективность простых условий, а селективность условий, составленных с помощью логических операций, рассчитываются по простым формулам:</text:span></text:p>
              <text:p text:style-name="P12"><text:span text:style-name="T42">sel</text:span><text:span text:style-name="T43">x and y</text:span><text:span text:style-name="T42"> = sel</text:span><text:span text:style-name="T43">x</text:span><text:span text:style-name="T42"> </text:span><text:span text:style-name="T44">· sel</text:span><text:span text:style-name="T43">y </text:span><text:span text:style-name="T45">;</text:span><text:span text:style-name="T42"> <text:s text:c="4"/>sel</text:span><text:span text:style-name="T43">x or y</text:span><text:span text:style-name="T42"> = </text:span><text:span text:style-name="T45">1 </text:span><text:span text:style-name="T46">–</text:span><text:span text:style-name="T45"> (1 </text:span><text:span text:style-name="T46">–</text:span><text:span text:style-name="T42"> sel</text:span><text:span text:style-name="T43">x</text:span><text:span text:style-name="T45">) </text:span><text:span text:style-name="T46">(1 – </text:span><text:span text:style-name="T44">sel</text:span><text:span text:style-name="T43">y</text:span><text:span text:style-name="T45">)</text:span></text:p>
              <text:p text:style-name="P14"><text:span text:style-name="T6">Следует учитывать, что эти формулы предполагают </text:span><text:span text:style-name="T15">независимость </text:span><text:span text:style-name="T16">предикатов</text:span><text:span text:style-name="T6">. В случае коррелированных предикатов такая оценка будет неточной (ее можно улучшить с помощью расширенной статистики).</text:span></text:p>
              <text:p text:style-name="P14"><text:span text:style-name="T6">Затем можно рассчитать кардинальности соединений. Кардинальности соединяемых наборов данных нам уже известны, осталось оценить селективность условий соединения. Пока будем просто считать, что это как-то возможно.</text:span></text:p>
              <text:p text:style-name="P14"><text:span text:style-name="T6">Аналогично можно поступить и с другими узлами, например,</text:span><text:span text:style-name="T6"><text:line-break/></text:span><text:span text:style-name="T6">с сортировками или агрегациями.</text:span></text:p>
              <text:p text:style-name="P14"><text:span text:style-name="T6">Важно отметить, что ошибка расчета кардинальности, возникшая</text:span><text:span text:style-name="T6"><text:line-break/></text:span><text:span text:style-name="T6">в нижних узлах, будет распространяться выше, приводя в итоге</text:span><text:span text:style-name="T6"><text:line-break/></text:span><text:span text:style-name="T6">к неверной оценке и выбору неудачного плана.</text:span></text:p>
            </draw:text-box>
          </draw:frame>
        </presentation:notes>
      </draw:page>
      <draw:page draw:name="page25" draw:style-name="dp1" draw:master-page-name="master_5f_" presentation:presentation-page-layout-name="AL1T1">
        <office:forms form:automatic-focus="false" form:apply-design-mode="false"/>
        <draw:custom-shape draw:style-name="gr65" draw:text-style-name="P47" xml:id="id89" draw:id="id89" draw:layer="layout" svg:width="1.4cm" svg:height="0.66cm" svg:x="21.59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7" xml:id="id90" draw:id="id90" draw:layer="layout" svg:width="1.4cm" svg:height="0.66cm" svg:x="20.04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7" xml:id="id87" draw:id="id87" draw:layer="layout" svg:width="1.4cm" svg:height="0.66cm" svg:x="22.3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7" xml:id="id88" draw:id="id88" draw:layer="layout" svg:width="1.082cm" svg:height="0.66cm" svg:x="25.64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7" xml:id="id86" draw:id="id86" draw:layer="layout" svg:width="1.396cm" svg:height="0.65cm" svg:x="17.64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Оценка стоимост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1">Вычисляется на основе математических моделей</text:span></text:p>
                <text:list>
                  <text:list-item>
                    <text:p text:style-name="P8"><text:span text:style-name="T35">cost = cost</text:span><text:span text:style-name="T36">A</text:span><text:span text:style-name="T35"> + </text:span><text:span text:style-name="T47">∑</text:span><text:span text:style-name="T35">cost</text:span><text:span text:style-name="T36">дочерние узлы A</text:span></text:p>
                  </text:list-item>
                </text:list>
              </text:list-item>
              <text:list-item>
                <text:p text:style-name="P8"><text:span text:style-name="T11">Две компоненты</text:span></text:p>
                <text:list>
                  <text:list-item>
                    <text:p text:style-name="P12"><text:span text:style-name="T35">подготовительная работа</text:span><text:span text:style-name="T13"> .. </text:span><text:span text:style-name="T35">получение всех строк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draw:custom-shape draw:style-name="gr45" draw:text-style-name="P21" xml:id="id83" draw:id="id83" draw:layer="layout" svg:width="5cm" svg:height="1.3cm" svg:x="14.592cm" svg:y="14.447cm">
          <text:p text:style-name="P16"><text:span text:style-name="T14">NESTLOOP</text:span></text:p>
          <text:p text:style-name="P16"><text:span text:style-name="T22">n.oid = c.relname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1" xml:id="id82" draw:id="id82" draw:layer="layout" svg:width="7.9cm" svg:height="2.3cm" svg:x="7cm" svg:y="16.947cm">
          <text:p text:style-name="P16"><text:span text:style-name="T14">SEQSCAN </text:span></text:p>
          <text:p text:style-name="P16"><text:span text:style-name="T17">pg_class</text:span></text:p>
          <text:p text:style-name="P16"><text:span text:style-name="T22">c.relkind = 'r' AND</text:span></text:p>
          <text:p text:style-name="P16"><text:span text:style-name="T22">pg_get_userbyid(relowner) = 'postgres'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84" draw:id="id84" draw:layer="layout" svg:width="3.5cm" svg:height="1.3cm" svg:x="19.362cm" svg:y="16.947cm">
          <text:p text:style-name="P16"><text:span text:style-name="T14">SEQSCAN</text:span></text:p>
          <text:p text:style-name="P16"><text:span text:style-name="T17">pg_namespace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line" svg:x1="17.144cm" svg:y1="15.741cm" svg:x2="10.95cm" svg:y2="16.947cm" draw:start-shape="id81" draw:start-glue-point="2" draw:end-shape="id82" draw:end-glue-point="0" svg:d="M17144 15741l-6194 1206" svg:viewBox="0 0 6195 1207">
          <text:p/>
        </draw:connector>
        <draw:connector draw:style-name="gr8" draw:text-style-name="P22" draw:layer="layout" draw:type="line" svg:x1="17.092cm" svg:y1="15.747cm" svg:x2="21.112cm" svg:y2="16.947cm" draw:start-shape="id83" draw:start-glue-point="2" draw:end-shape="id84" draw:end-glue-point="0" svg:d="M17092 15747l4020 1200" svg:viewBox="0 0 4021 1201">
          <text:p/>
        </draw:connector>
        <draw:connector draw:style-name="gr8" draw:text-style-name="P22" draw:layer="layout" draw:type="line" svg:x1="17.09cm" svg:y1="13.248cm" svg:x2="17.092cm" svg:y2="14.447cm" draw:start-shape="id85" draw:end-shape="id83" draw:end-glue-point="0" svg:d="M17090 13248l2 1199" svg:viewBox="0 0 3 1200">
          <text:p/>
        </draw:connector>
        <draw:custom-shape draw:style-name="gr39" draw:text-style-name="P21" xml:id="id85" draw:id="id85" draw:layer="layout" svg:width="3cm" svg:height="1.3cm" svg:x="15.59cm" svg:y="11.948cm">
          <text:p text:style-name="P16"><text:span text:style-name="T14">SORT</text:span></text:p>
          <text:p text:style-name="P16"><text:span text:style-name="T22">c.rel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2.286cm" svg:height="0.503cm" svg:x="15.934cm" svg:y="12.652cm">
          <text:p/>
          <draw:enhanced-geometry svg:viewBox="0 0 21600 21600" draw:type="rectangle" draw:enhanced-path="M 0 0 L 21600 0 21600 21600 0 21600 0 0 Z N"/>
        </draw:custom-shape>
        <draw:frame draw:style-name="gr50" draw:text-style-name="P48" draw:layer="layout" svg:width="2.365cm" svg:height="0.729cm" svg:x="15.91cm" svg:y="12.512cm">
          <draw:text-box>
            <text:p text:style-name="P18"><text:span text:style-name="T22">c.relname</text:span></text:p>
          </draw:text-box>
        </draw:frame>
        <draw:custom-shape draw:style-name="gr51" draw:text-style-name="P26" draw:layer="layout" svg:width="4.731cm" svg:height="0.503cm" svg:x="14.764cm" svg:y="15.152cm">
          <text:p/>
          <draw:enhanced-geometry svg:viewBox="0 0 21600 21600" draw:type="rectangle" draw:enhanced-path="M 0 0 L 21600 0 21600 21600 0 21600 0 0 Z N"/>
        </draw:custom-shape>
        <draw:frame draw:style-name="gr50" draw:text-style-name="P49" xml:id="id81" draw:id="id81" draw:layer="layout" svg:width="5.009cm" svg:height="0.729cm" svg:x="14.64cm" svg:y="15.012cm">
          <draw:text-box>
            <text:p text:style-name="P18"><text:span text:style-name="T22">n.oid = c.relnamespace</text:span></text:p>
          </draw:text-box>
        </draw:frame>
        <draw:custom-shape draw:style-name="gr52" draw:text-style-name="P26" draw:layer="layout" svg:width="7.674cm" svg:height="0.503cm" svg:x="7.164cm" svg:y="18.65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3.81cm" svg:height="0.503cm" svg:x="8.996cm" svg:y="18.152cm">
          <text:p/>
          <draw:enhanced-geometry svg:viewBox="0 0 21600 21600" draw:type="rectangle" draw:enhanced-path="M 0 0 L 21600 0 21600 21600 0 21600 0 0 Z N"/>
        </draw:custom-shape>
        <draw:frame draw:style-name="gr54" draw:text-style-name="P49" draw:layer="layout" svg:width="7.897cm" svg:height="1.207cm" svg:x="7.041cm" svg:y="18.014cm">
          <draw:text-box>
            <text:p text:style-name="P18"><text:span text:style-name="T22">c.relkind = 'r' AND</text:span></text:p>
            <text:p text:style-name="P18"><text:span text:style-name="T22">pg_get_userbyid(relowner) = 'postgres'</text:span></text:p>
          </draw:text-box>
        </draw:frame>
        <draw:frame draw:style-name="gr63" draw:text-style-name="P51" draw:layer="layout" svg:width="4.219cm" svg:height="2.447cm" svg:x="22.862cm" svg:y="16.76cm">
          <draw:text-box>
            <text:p text:style-name="P50"><text:span text:style-name="T41">rows</text:span><text:span text:style-name="T41"><text:tab/></text:span><text:span text:style-name="T41">= 7</text:span></text:p>
            <text:p text:style-name="P50"><text:span text:style-name="T41">sel</text:span><text:span text:style-name="T41"><text:tab/></text:span><text:span text:style-name="T41">= 1</text:span></text:p>
            <text:p text:style-name="P50"><text:span text:style-name="T41">cost</text:span><text:span text:style-name="T41"><text:tab/></text:span><text:span text:style-name="T41">= 0.00 .. 1.10</text:span></text:p>
          </draw:text-box>
        </draw:frame>
        <draw:frame draw:style-name="gr63" draw:text-style-name="P51" draw:layer="layout" svg:width="4.482cm" svg:height="2.447cm" svg:x="14.874cm" svg:y="16.76cm">
          <draw:text-box>
            <text:p text:style-name="P50"><text:span text:style-name="T41">rows</text:span><text:span text:style-name="T41"><text:tab/></text:span><text:span text:style-name="T41">= 1</text:span></text:p>
            <text:p text:style-name="P50"><text:span text:style-name="T41">sel</text:span><text:span text:style-name="T41"><text:tab/></text:span><text:span text:style-name="T41">= 0.0025</text:span></text:p>
            <text:p text:style-name="P50"><text:span text:style-name="T41">cost</text:span><text:span text:style-name="T41"><text:tab/></text:span><text:span text:style-name="T41">= 0.00 .. 17.65</text:span></text:p>
          </draw:text-box>
        </draw:frame>
        <draw:frame draw:style-name="gr68" draw:text-style-name="P51" draw:layer="layout" svg:width="4.607cm" svg:height="2.621cm" svg:x="19.575cm" svg:y="14.32cm">
          <draw:text-box>
            <text:p text:style-name="P50"><text:span text:style-name="T41">rows</text:span><text:span text:style-name="T41"><text:tab/></text:span><text:span text:style-name="T41">= 1</text:span></text:p>
            <text:p text:style-name="P50"><text:span text:style-name="T41">sel</text:span><text:span text:style-name="T41"><text:tab/></text:span><text:span text:style-name="T41">= 0.1429</text:span></text:p>
            <text:p text:style-name="P50"><text:span text:style-name="T41">cost</text:span><text:span text:style-name="T41"><text:tab/></text:span><text:span text:style-name="T41">= 0.00 .. 18.86</text:span></text:p>
            <text:p text:style-name="P50"><text:span text:style-name="T41"/></text:p>
          </draw:text-box>
        </draw:frame>
        <draw:frame draw:style-name="gr63" draw:text-style-name="P51" draw:layer="layout" svg:width="4.59cm" svg:height="2.447cm" svg:x="18.576cm" svg:y="11.821cm">
          <draw:text-box>
            <text:p text:style-name="P50"><text:span text:style-name="T41">rows</text:span><text:span text:style-name="T41"><text:tab/></text:span><text:span text:style-name="T41">= 1</text:span></text:p>
            <text:p text:style-name="P50"><text:span text:style-name="T41">cost</text:span><text:span text:style-name="T41"><text:tab/></text:span><text:span text:style-name="T41">= 18.87 .. 18.87</text:span></text:p>
            <text:p text:style-name="P50"><text:span text:style-name="T41"/></text:p>
          </draw:text-box>
        </draw:frame>
        <draw:connector draw:style-name="gr64" draw:text-style-name="P22" draw:layer="layout" draw:type="curve" draw:line-skew="-0.3cm" svg:x1="18.338cm" svg:y1="17.75cm" svg:x2="23.04cm" svg:y2="15.96cm" draw:start-shape="id86" draw:start-glue-point="4" draw:end-shape="id87" svg:d="M18338 17750c0-1791 4702-896 4702-1790" svg:viewBox="0 0 4703 1791">
          <text:p/>
        </draw:connector>
        <draw:connector draw:style-name="gr64" draw:text-style-name="P22" draw:layer="layout" draw:type="curve" draw:line-skew="-0.346cm" svg:x1="26.181cm" svg:y1="17.75cm" svg:x2="23.04cm" svg:y2="15.96cm" draw:start-shape="id88" draw:start-glue-point="4" draw:end-shape="id87" draw:end-glue-point="8" svg:d="M26181 17750c0-1860-3141-965-3141-1790" svg:viewBox="0 0 3142 1791">
          <text:p/>
        </draw:connector>
        <draw:connector draw:style-name="gr64" draw:text-style-name="P22" draw:layer="layout" draw:type="curve" svg:x1="23.04cm" svg:y1="15.3cm" svg:x2="22.29cm" svg:y2="12.962cm" draw:start-shape="id87" draw:start-glue-point="4" draw:end-shape="id89" draw:end-glue-point="8" svg:d="M23040 15300c0-1752-750-583-750-2338" svg:viewBox="0 0 751 2339">
          <text:p/>
        </draw:connector>
        <draw:connector draw:style-name="gr64" draw:text-style-name="P22" draw:layer="layout" draw:type="curve" svg:x1="23.04cm" svg:y1="15.3cm" svg:x2="20.741cm" svg:y2="12.961cm" draw:start-shape="id87" draw:start-glue-point="4" draw:end-shape="id90" draw:end-glue-point="8" svg:d="M23040 15300c0-1753-2299-584-2299-2339" svg:viewBox="0 0 2300 2340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0" draw:text-style-name="P15" draw:layer="layout" svg:width="16.799cm" svg:height="14.876cm" svg:x="2.1cm" svg:y="14.107cm" presentation:class="notes" presentation:user-transformed="true">
            <draw:text-box>
              <text:p text:style-name="P14"><text:span text:style-name="T6">Теперь рассмотрим общий процесс оценки стоимости. Он также рекурсивен по своей природе. Чтобы рассчитать стоимость поддерева, сначала надо вычислить стоимости дочерних узлов и сложить их,</text:span><text:span text:style-name="T6"><text:line-break/></text:span><text:span text:style-name="T6">а затем добавить стоимость самого узла.</text:span></text:p>
              <text:p text:style-name="P14"><text:span text:style-name="T6">Стоимость работы узла определяется на основе математической модели, заложенной в планировщик, с учетом оценки числа обрабатываемых строк (которая уже рассчитана).</text:span></text:p>
              <text:p text:style-name="P14"><text:span text:style-name="T6">Стоимость состоит из двух компонент, оцениваемых отдельно.</text:span><text:span text:style-name="T6"><text:line-break/></text:span><text:span text:style-name="T6">Первая — стоимость подготовительной работы (</text:span><text:span text:style-name="T15">начальная стоимость</text:span><text:span text:style-name="T6">), вторая — стоимость получения всех строк выборки (</text:span><text:span text:style-name="T15">полная стоимость</text:span><text:span text:style-name="T6">).</text:span></text:p>
              <text:p text:style-name="P14"><text:span text:style-name="T6">Некоторые операции не требуют никакой подготовки; у таких узлов начальная стоимость будет равна нулю.</text:span></text:p>
              <text:p text:style-name="P14"><text:span text:style-name="T6">Другие операции, наоборот, требуют выполнения предварительных действий. Например, сортировка в приведенном примере должна сначала получить от дочернего узла все данные, чтобы начать работу. У таких узлов начальная стоимость будет отлична от нуля — эту стоимость придется «заплатить» независимо от того, сколько строк результата потребуется.</text:span></text:p>
              <text:p text:style-name="P14"><text:span text:style-name="T6">Важно понимать, что стоимость отражает </text:span><text:span text:style-name="T15">оценку </text:span><text:span text:style-name="T6">планировщика и может не коррелировать с реальным временем выполнения. Можно считать, что стоимость выражена в неких «условных единицах», которые сами по себе ни о чем не говорят. Стоимость нужна лишь для того, чтобы планировщик мог сравнивать разные планы одного и того же запроса.</text:span></text:p>
            </draw:text-box>
          </draw:frame>
        </presentation:notes>
      </draw:page>
      <draw:page draw:name="page26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Выбор лучшего план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еребор планов</text:span></text:p>
                <text:list>
                  <text:list-item>
                    <text:p text:style-name="P38"><text:span text:style-name="T13">порядок соединений, способы соединений, методы доступа</text:span></text:p>
                  </text:list-item>
                  <text:list-item>
                    <text:p text:style-name="P52"><text:span text:style-name="T13">по возможности полный перебор,</text:span><text:span text:style-name="T13"><text:line-break/></text:span><text:span text:style-name="T13">при большом числе вариантов — сокращение пространства поиска</text:span></text:p>
                  </text:list-item>
                </text:list>
              </text:list-item>
              <text:list-item>
                <text:p text:style-name="P37"><text:span text:style-name="T11">Простые запросы и подготовленные операторы</text:span></text:p>
                <text:list>
                  <text:list-item>
                    <text:p text:style-name="P38"><text:span text:style-name="T13">оптимизируется время получения всех строк</text:span></text:p>
                  </text:list-item>
                  <text:list-item>
                    <text:p text:style-name="P40"><text:span text:style-name="T13">минимальная полная стоимость</text:span></text:p>
                  </text:list-item>
                </text:list>
              </text:list-item>
              <text:list-item>
                <text:p text:style-name="P37"><text:span text:style-name="T11">Курсоры</text:span></text:p>
                <text:list>
                  <text:list-item>
                    <text:p text:style-name="P39"><text:span text:style-name="T13">оптимизируется время получения части первых строк</text:span></text:p>
                  </text:list-item>
                  <text:list-item>
                    <text:p text:style-name="P53"><text:span text:style-name="T13">минимальная стоимость получения </text:span><text:span text:style-name="T35">cursor_tuple_fraction</text:span><text:span text:style-name="T13"> строк</text:span></text:p>
                  </text:list-item>
                  <text:list-item>
                    <text:p text:style-name="P54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1" draw:text-style-name="P15" draw:layer="layout" svg:width="16.799cm" svg:height="14.166cm" svg:x="2.1cm" svg:y="14.107cm" presentation:class="notes" presentation:user-transformed="true">
            <draw:text-box>
              <text:p text:style-name="P14"><text:span text:style-name="T6">Оптимизатор старается перебрать все возможные планы выполнения запроса, чтобы выбрать из них лучший.</text:span></text:p>
              <text:p text:style-name="P14"><text:span text:style-name="T6">Для сокращения перебора используется алгоритм динамического программирования, но при большом количестве вариантов (в первую очередь из-за числа соединяемых таблиц) точное решение задачи оптимизации за разумное время становится невозможным. В таком случае планировщик сокращает количество перебираемых планов, либо рассматривая не все варианты попарных соединений, либо переключаясь на генетический алгоритм оптимизации (GEQO — Genetic Query Optimization). Это может привести к тому, что оптимизатор выберет не лучший план не из-за ошибок в оценке,</text:span><text:span text:style-name="T6"><text:line-break/></text:span><text:span text:style-name="T6">а просто потому, что лучший план не рассматривался.</text:span></text:p>
              <text:p text:style-name="P14"><text:span text:style-name="T20"><text:a xlink:href="https://postgrespro.ru/docs/postgresql/16/geqo" xlink:type="simple">https://postgrespro.ru/docs/postgresql/16/geqo</text:a></text:span><text:span text:style-name="T20"><text:s/></text:span></text:p>
              <text:p text:style-name="P14"><text:span text:style-name="T6">Что же считается «лучшим планом»?</text:span></text:p>
              <text:p text:style-name="P14"><text:span text:style-name="T6">Для обычных запросов это план, минимизирующий время получения всех строк, то есть план с минимальной полной стоимостью.</text:span></text:p>
              <text:p text:style-name="P14"><text:span text:style-name="T6">Однако при использовании курсоров может быть важно как можно быстрее получить первые строки. Поэтому существует параметр </text:span><text:span text:style-name="T15">cursor_tuple_fraction</text:span><text:span text:style-name="T6"> (значение по умолчанию 0.1), задающий долю строк, которую надо получить как можно быстрее. Чем меньше значение этого параметра, тем больше на выбор плана влияет начальная стоимость, а не полная.</text:span></text:p>
            </draw:text-box>
          </draw:frame>
        </presentation:notes>
      </draw:page>
      <draw:page draw:name="page27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2">Обработка запроса состоит из нескольких шагов:</text:span><text:span text:style-name="T12"><text:line-break/></text:span><text:span text:style-name="T12">разбор и переписывание, планирование, выполнение</text:span></text:p>
              </text:list-item>
              <text:list-item>
                <text:p text:style-name="P8"><text:span text:style-name="T12">Имеются два протокола выполнения запросов</text:span></text:p>
                <text:list>
                  <text:list-item>
                    <text:p text:style-name="P12"><text:span text:style-name="T12">простой — непосредственное выполнение и получение результата</text:span></text:p>
                  </text:list-item>
                  <text:list-item>
                    <text:p text:style-name="P13"><text:span text:style-name="T12">расширенный — подготовленные операторы и курсоры</text:span></text:p>
                  </text:list-item>
                </text:list>
              </text:list-item>
              <text:list-item>
                <text:p text:style-name="P8"><text:span text:style-name="T12">Время выполнения зависит от качества планирования</text:span></text:p>
              </text:list-item>
              <text:list-item>
                <text:p text:style-name="P8"><text:span text:style-name="T12">План строится оптимизатором на основе стоим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_5f_" presentation:presentation-page-layout-name="AL1T1">
        <office:forms form:automatic-focus="false" form:apply-design-mode="false"/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22" draw:text-style-name="P57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2"><text:span text:style-name="T48">Влияние подготовки на выполнение долгого оператора.</text:span></text:p>
                <text:p text:style-name="P12"><text:span text:style-name="T48">Вычислите среднюю стоимость одного перелета; посчитайте среднее время выполнения этого запроса.</text:span></text:p>
              </text:list-item>
            </text:list>
            <text:list text:style-name="L5">
              <text:list-header>
                <text:p text:style-name="P56"><text:span text:style-name="T48">Подготовьте оператор для этого запроса; снова посчитайте среднее время выполнения.</text:span></text:p>
                <text:p text:style-name="P8"><text:span text:style-name="T48">Во сколько раз ускорилось выполнение?</text:span></text:p>
              </text:list-header>
              <text:list-item>
                <text:p text:style-name="P12"><text:span text:style-name="T48">Влияние подготовки на выполнение коротких операторов.</text:span></text:p>
              </text:list-item>
            </text:list>
            <text:list text:style-name="L4">
              <text:list-header>
                <text:p text:style-name="P12"><text:span text:style-name="T48">Многократно запросите данные о бронировании с номером 0824C5; посчитайте среднее время выполнения.</text:span></text:p>
              </text:list-header>
            </text:list>
            <text:list text:style-name="L5">
              <text:list-header>
                <text:p text:style-name="P12"><text:span text:style-name="T48">Подготовьте оператор для этого запроса; снова посчитайте среднее время выполнения.</text:span></text:p>
              </text:list-header>
            </text:list>
            <text:list text:style-name="L4">
              <text:list-header>
                <text:p text:style-name="P56"><text:span text:style-name="T48">Во сколько раз ускорилось выполнение в этом случае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3" draw:text-style-name="P59" draw:layer="layout" svg:width="16.799cm" svg:height="14.553cm" svg:x="2.1cm" svg:y="14.107cm" presentation:class="notes" presentation:user-transformed="true">
            <draw:text-box>
              <text:p text:style-name="P14"><text:span text:style-name="T49">Время выполнения одного и того же запроса может отличаться, причем довольно сильно (особенно время первого выполнения). Чтобы сгладить разницу, время надо усреднить, выполнив запрос несколько раз. Для этого удобно использовать язык PL/pgSQL, учитывая, что:</text:span></text:p>
              <text:list text:style-name="L1">
                <text:list-item>
                  <text:p text:style-name="P32"><text:span text:style-name="T49">динамический запрос, выполняемый командой PL/pgSQL EXECUTE (не путать с командой SQL EXECUTE!), каждый раз проходит все этапы;</text:span></text:p>
                </text:list-item>
                <text:list-item>
                  <text:p text:style-name="P32"><text:span text:style-name="T49">запрос SQL, встроенный в PL/pgSQL-код, выполняется с помощью подготовленных операторов.</text:span></text:p>
                </text:list-item>
              </text:list>
              <text:p text:style-name="P14"><text:span text:style-name="T49">Пример синтаксиса команды для обычного оператора:</text:span></text:p>
              <text:p text:style-name="P58"><text:span text:style-name="T50">DO $$</text:span></text:p>
              <text:p text:style-name="P58"><text:span text:style-name="T50">BEGIN</text:span></text:p>
              <text:p text:style-name="P58"><text:span text:style-name="T50"><text:s text:c="2"/></text:span><text:span text:style-name="T50">FOR i IN 1..10 LOOP</text:span></text:p>
              <text:p text:style-name="P58"><text:span text:style-name="T50"><text:s text:c="4"/></text:span><text:span text:style-name="T50">EXECUTE 'SELECT ... FROM ...';</text:span></text:p>
              <text:p text:style-name="P58"><text:span text:style-name="T50"><text:s text:c="2"/></text:span><text:span text:style-name="T50">END LOOP;</text:span></text:p>
              <text:p text:style-name="P58"><text:span text:style-name="T50">END;</text:span></text:p>
              <text:p text:style-name="P32"><text:span text:style-name="T50">$$ LANGUAGE plpgsql;</text:span></text:p>
              <text:p text:style-name="P14"><text:span text:style-name="T49">Для подготовленного оператора (здесь SELECT заменяется на PERFORM, поскольку нас не интересует результат как таковой):</text:span></text:p>
              <text:p text:style-name="P58"><text:span text:style-name="T50">DO $$</text:span></text:p>
              <text:p text:style-name="P58"><text:span text:style-name="T50">BEGIN</text:span></text:p>
              <text:p text:style-name="P58"><text:span text:style-name="T50"><text:s text:c="2"/></text:span><text:span text:style-name="T50">FOR i IN 1..10 LOOP</text:span></text:p>
              <text:p text:style-name="P58"><text:span text:style-name="T50"><text:s text:c="4"/></text:span><text:span text:style-name="T50">PERFORM ... FROM ...;</text:span></text:p>
              <text:p text:style-name="P58"><text:span text:style-name="T50"><text:s text:c="2"/></text:span><text:span text:style-name="T50">END LOOP;</text:span></text:p>
              <text:p text:style-name="P58"><text:span text:style-name="T50">END;</text:span></text:p>
              <text:p text:style-name="P14"><text:span text:style-name="T50">$$ LANGUAGE plpgsql;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5" style:family="presentation" style:parent-style-name="master-outline1">
      <style:graphic-properties fo:min-height="12.18cm" loext:decorative="false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9" style:family="presentation" style:parent-style-name="master_5f_-outline1">
      <style:graphic-properties fo:min-height="12.18cm" loext:decorative="false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3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8.288cm" svg:height="3.498cm" svg:x="0.856cm" svg:y="5.646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custom-shape presentation:style-name="Mpr22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2DT8H34M18S</meta:editing-duration>
    <meta:editing-cycles>1220</meta:editing-cycles>
    <meta:generator>LibreOffice/24.8.3.2$Linux_X86_64 LibreOffice_project/480$Build-2</meta:generator>
    <dc:date>2025-02-01T15:00:47.831949941</dc:date>
    <meta:document-statistic meta:object-count="443"/>
    <meta:template xlink:type="simple" xlink:actuate="onRequest" xlink:title="master" xlink:href="../../../../tmp/DBA1/master.otp" meta:date="2015-06-01T16:50:20.490561969"/>
  </office:meta>
</office:document-meta>
</file>